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636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string" office:string-value="903" calcext:value-type="string">
            <text:p>903</text:p>
          </table:table-cell>
          <table:table-cell table:style-name="ce18" table:number-columns-repeated="1636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637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637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637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637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637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637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637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637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637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637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637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637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637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637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6370"/>
        </table:table-row>
        <table:table-row table:style-name="ro1">
          <table:table-cell table:number-columns-repeated="1638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637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637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637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637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637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637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637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637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637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637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637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6371"/>
        </table:table-row>
        <table:table-row table:style-name="ro1" table:number-rows-repeated="1048535">
          <table:table-cell table:number-columns-repeated="16384"/>
        </table:table-row>
        <table:table-row table:style-name="ro1">
          <table:table-cell table:number-columns-repeated="1638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637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637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637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637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637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637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637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637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637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637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637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637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637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637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637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637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637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637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637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6374"/>
        </table:table-row>
        <table:table-row table:style-name="ro3">
          <table:table-cell table:number-columns-repeated="1638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637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637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637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637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637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637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637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6375"/>
        </table:table-row>
        <table:table-row table:style-name="ro3">
          <table:table-cell table:number-columns-repeated="16384"/>
        </table:table-row>
        <table:table-row table:style-name="ro1" table:number-rows-repeated="1048546">
          <table:table-cell table:number-columns-repeated="16384"/>
        </table:table-row>
        <table:table-row table:style-name="ro1">
          <table:table-cell table:number-columns-repeated="1638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637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string" office:string-value="441" calcext:value-type="string">
            <text:p>441</text:p>
          </table:table-cell>
          <table:table-cell table:style-name="ce27" table:number-columns-repeated="1637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637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637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637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637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637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637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637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637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6375"/>
        </table:table-row>
        <table:table-row table:style-name="ro1">
          <table:table-cell table:number-columns-repeated="1638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637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637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637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637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637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637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6376"/>
        </table:table-row>
        <table:table-row table:style-name="ro1" table:number-rows-repeated="1048550">
          <table:table-cell table:number-columns-repeated="16384"/>
        </table:table-row>
        <table:table-row table:style-name="ro1">
          <table:table-cell table:number-columns-repeated="1638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637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637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637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637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637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637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637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637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637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6376"/>
        </table:table-row>
        <table:table-row table:style-name="ro1">
          <table:table-cell table:number-columns-repeated="1638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637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637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637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637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637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6377"/>
        </table:table-row>
        <table:table-row table:style-name="ro1" table:number-rows-repeated="1048553">
          <table:table-cell table:number-columns-repeated="16384"/>
        </table:table-row>
        <table:table-row table:style-name="ro1">
          <table:table-cell table:number-columns-repeated="1638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637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637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637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637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637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637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637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637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6377"/>
        </table:table-row>
        <table:table-row table:style-name="ro1">
          <table:table-cell/>
          <table:table-cell table:style-name="ce15" table:number-columns-repeated="5"/>
          <table:table-cell table:number-columns-repeated="1637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637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637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637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637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6378"/>
        </table:table-row>
        <table:table-row table:style-name="ro1" table:number-rows-repeated="1048556">
          <table:table-cell table:number-columns-repeated="16384"/>
        </table:table-row>
        <table:table-row table:style-name="ro1">
          <table:table-cell table:number-columns-repeated="1638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6382" table:default-cell-style-name="ce57"/>
        <table:table-row table:style-name="ro1">
          <table:table-cell office:value-type="string" calcext:value-type="string">
            <text:p>أبد</text:p>
          </table:table-cell>
          <table:table-cell table:formula="of:=VALUE(abjad([.A1];1;1))" office:value-type="string" office:string-value="" calcext:value-type="error">
            <text:p>#AD?</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6375"/>
        </table:table-row>
        <table:table-row table:style-name="ro1">
          <table:table-cell office:value-type="string" calcext:value-type="string">
            <text:p>أحد</text:p>
          </table:table-cell>
          <table:table-cell table:formula="of:=VALUE(abjad([.A2];1;1))" office:value-type="string" office:string-value="" calcext:value-type="error">
            <text:p>#AD?</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6375"/>
        </table:table-row>
        <table:table-row table:style-name="ro1">
          <table:table-cell office:value-type="string" calcext:value-type="string">
            <text:p>وهّاب</text:p>
          </table:table-cell>
          <table:table-cell table:formula="of:=VALUE(abjad([.A3];1;1))" office:value-type="string" office:string-value="" calcext:value-type="error">
            <text:p>#AD?</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6375"/>
        </table:table-row>
        <table:table-row table:style-name="ro1">
          <table:table-cell office:value-type="string" calcext:value-type="string">
            <text:p>واجد</text:p>
          </table:table-cell>
          <table:table-cell table:formula="of:=VALUE(abjad([.A4];1;1))" office:value-type="string" office:string-value="" calcext:value-type="error">
            <text:p>#AD?</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6375"/>
        </table:table-row>
        <table:table-row table:style-name="ro1">
          <table:table-cell office:value-type="string" calcext:value-type="string">
            <text:p>اجود</text:p>
          </table:table-cell>
          <table:table-cell table:formula="of:=VALUE(abjad([.A5];1;1))" office:value-type="string" office:string-value="" calcext:value-type="error">
            <text:p>#AD?</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6375"/>
        </table:table-row>
        <table:table-row table:style-name="ro1">
          <table:table-cell office:value-type="string" calcext:value-type="string">
            <text:p>جواد</text:p>
          </table:table-cell>
          <table:table-cell table:formula="of:=VALUE(abjad([.A6];1;1))" office:value-type="string" office:string-value="" calcext:value-type="error">
            <text:p>#AD?</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6375"/>
        </table:table-row>
        <table:table-row table:style-name="ro1">
          <table:table-cell office:value-type="string" calcext:value-type="string">
            <text:p>حي</text:p>
          </table:table-cell>
          <table:table-cell table:formula="of:=VALUE(abjad([.A7];1;1))" office:value-type="string" office:string-value="" calcext:value-type="error">
            <text:p>#AD?</text:p>
          </table:table-cell>
          <table:table-cell table:number-columns-repeated="16382"/>
        </table:table-row>
        <table:table-row table:style-name="ro1">
          <table:table-cell office:value-type="string" calcext:value-type="string">
            <text:p>بادئ</text:p>
          </table:table-cell>
          <table:table-cell table:formula="of:=VALUE(abjad([.A8];1;1))" office:value-type="string" office:string-value="" calcext:value-type="error">
            <text:p>#AD?</text:p>
          </table:table-cell>
          <table:table-cell table:number-columns-repeated="16382"/>
        </table:table-row>
        <table:table-row table:style-name="ro1">
          <table:table-cell office:value-type="string" calcext:value-type="string">
            <text:p>واحد</text:p>
          </table:table-cell>
          <table:table-cell table:formula="of:=VALUE(abjad([.A9];1;1))" office:value-type="string" office:string-value="" calcext:value-type="error">
            <text:p>#AD?</text:p>
          </table:table-cell>
          <table:table-cell table:number-columns-repeated="16382"/>
        </table:table-row>
        <table:table-row table:style-name="ro1">
          <table:table-cell office:value-type="string" calcext:value-type="string">
            <text:p>ودود</text:p>
          </table:table-cell>
          <table:table-cell table:formula="of:=VALUE(abjad([.A10];1;1))" office:value-type="string" office:string-value="" calcext:value-type="error">
            <text:p>#AD?</text:p>
          </table:table-cell>
          <table:table-cell table:number-columns-repeated="16382"/>
        </table:table-row>
        <table:table-row table:style-name="ro1">
          <table:table-cell office:value-type="string" calcext:value-type="string">
            <text:p>هادي</text:p>
          </table:table-cell>
          <table:table-cell table:formula="of:=VALUE(abjad([.A11];1;1))" office:value-type="string" office:string-value="" calcext:value-type="error">
            <text:p>#AD?</text:p>
          </table:table-cell>
          <table:table-cell table:number-columns-repeated="16382"/>
        </table:table-row>
        <table:table-row table:style-name="ro1">
          <table:table-cell office:value-type="string" calcext:value-type="string">
            <text:p>طيب</text:p>
          </table:table-cell>
          <table:table-cell table:formula="of:=VALUE(abjad([.A12];1;1))" office:value-type="string" office:string-value="" calcext:value-type="error">
            <text:p>#AD?</text:p>
          </table:table-cell>
          <table:table-cell table:number-columns-repeated="16382"/>
        </table:table-row>
        <table:table-row table:style-name="ro1">
          <table:table-cell office:value-type="string" calcext:value-type="string">
            <text:p>طبيب</text:p>
          </table:table-cell>
          <table:table-cell table:formula="of:=VALUE(abjad([.A13];1;1))" office:value-type="string" office:string-value="" calcext:value-type="error">
            <text:p>#AD?</text:p>
          </table:table-cell>
          <table:table-cell table:number-columns-repeated="16382"/>
        </table:table-row>
        <table:table-row table:style-name="ro1">
          <table:table-cell office:value-type="string" calcext:value-type="string">
            <text:p>حييّ</text:p>
          </table:table-cell>
          <table:table-cell table:formula="of:=VALUE(abjad([.A14];1;1))" office:value-type="string" office:string-value="" calcext:value-type="error">
            <text:p>#AD?</text:p>
          </table:table-cell>
          <table:table-cell table:number-columns-repeated="16382"/>
        </table:table-row>
        <table:table-row table:style-name="ro1">
          <table:table-cell office:value-type="string" calcext:value-type="string">
            <text:p>إله</text:p>
          </table:table-cell>
          <table:table-cell table:formula="of:=VALUE(abjad([.A15];1;1))" office:value-type="string" office:string-value="" calcext:value-type="error">
            <text:p>#AD?</text:p>
          </table:table-cell>
          <table:table-cell table:number-columns-repeated="16382"/>
        </table:table-row>
        <table:table-row table:style-name="ro1">
          <table:table-cell office:value-type="string" calcext:value-type="string">
            <text:p>أول</text:p>
          </table:table-cell>
          <table:table-cell table:formula="of:=VALUE(abjad([.A16];1;1))" office:value-type="string" office:string-value="" calcext:value-type="error">
            <text:p>#AD?</text:p>
          </table:table-cell>
          <table:table-cell table:number-columns-repeated="16382"/>
        </table:table-row>
        <table:table-row table:style-name="ro1">
          <table:table-cell office:value-type="string" calcext:value-type="string">
            <text:p>طالب</text:p>
          </table:table-cell>
          <table:table-cell table:formula="of:=VALUE(abjad([.A17];1;1))" office:value-type="string" office:string-value="" calcext:value-type="error">
            <text:p>#AD?</text:p>
          </table:table-cell>
          <table:table-cell table:number-columns-repeated="16382"/>
        </table:table-row>
        <table:table-row table:style-name="ro1">
          <table:table-cell office:value-type="string" calcext:value-type="string">
            <text:p>بالي</text:p>
          </table:table-cell>
          <table:table-cell table:formula="of:=VALUE(abjad([.A18];1;1))" office:value-type="string" office:string-value="" calcext:value-type="error">
            <text:p>#AD?</text:p>
          </table:table-cell>
          <table:table-cell table:number-columns-repeated="16382"/>
        </table:table-row>
        <table:table-row table:style-name="ro1">
          <table:table-cell office:value-type="string" calcext:value-type="string">
            <text:p>ولي</text:p>
          </table:table-cell>
          <table:table-cell table:formula="of:=VALUE(abjad([.A19];1;1))" office:value-type="string" office:string-value="" calcext:value-type="error">
            <text:p>#AD?</text:p>
          </table:table-cell>
          <table:table-cell table:number-columns-repeated="16382"/>
        </table:table-row>
        <table:table-row table:style-name="ro1">
          <table:table-cell office:value-type="string" calcext:value-type="string">
            <text:p>والي</text:p>
          </table:table-cell>
          <table:table-cell table:formula="of:=VALUE(abjad([.A20];1;1))" office:value-type="string" office:string-value="" calcext:value-type="error">
            <text:p>#AD?</text:p>
          </table:table-cell>
          <table:table-cell table:number-columns-repeated="16382"/>
        </table:table-row>
        <table:table-row table:style-name="ro1">
          <table:table-cell office:value-type="string" calcext:value-type="string">
            <text:p>ماجد</text:p>
          </table:table-cell>
          <table:table-cell table:formula="of:=VALUE(abjad([.A21];1;1))" office:value-type="string" office:string-value="" calcext:value-type="error">
            <text:p>#AD?</text:p>
          </table:table-cell>
          <table:table-cell table:number-columns-repeated="16382"/>
        </table:table-row>
        <table:table-row table:style-name="ro1">
          <table:table-cell office:value-type="string" calcext:value-type="string">
            <text:p>محب</text:p>
          </table:table-cell>
          <table:table-cell table:formula="of:=VALUE(abjad([.A22];1;1))" office:value-type="string" office:string-value="" calcext:value-type="error">
            <text:p>#AD?</text:p>
          </table:table-cell>
          <table:table-cell table:number-columns-repeated="16382"/>
        </table:table-row>
        <table:table-row table:style-name="ro1">
          <table:table-cell office:value-type="string" calcext:value-type="string">
            <text:p>مجيب</text:p>
          </table:table-cell>
          <table:table-cell table:formula="of:=VALUE(abjad([.A23];1;1))" office:value-type="string" office:string-value="" calcext:value-type="error">
            <text:p>#AD?</text:p>
          </table:table-cell>
          <table:table-cell table:number-columns-repeated="16382"/>
        </table:table-row>
        <table:table-row table:style-name="ro1">
          <table:table-cell office:value-type="string" calcext:value-type="string">
            <text:p>دائم</text:p>
          </table:table-cell>
          <table:table-cell table:formula="of:=VALUE(abjad([.A24];1;1))" office:value-type="string" office:string-value="" calcext:value-type="error">
            <text:p>#AD?</text:p>
          </table:table-cell>
          <table:table-cell table:number-columns-repeated="16382"/>
        </table:table-row>
        <table:table-row table:style-name="ro1">
          <table:table-cell office:value-type="string" calcext:value-type="string">
            <text:p>مجيد</text:p>
          </table:table-cell>
          <table:table-cell table:formula="of:=VALUE(abjad([.A25];1;1))" office:value-type="string" office:string-value="" calcext:value-type="error">
            <text:p>#AD?</text:p>
          </table:table-cell>
          <table:table-cell table:number-columns-repeated="16382"/>
        </table:table-row>
        <table:table-row table:style-name="ro1">
          <table:table-cell office:value-type="string" calcext:value-type="string">
            <text:p>مبدئ</text:p>
          </table:table-cell>
          <table:table-cell table:formula="of:=VALUE(abjad([.A26];1;1))" office:value-type="string" office:string-value="" calcext:value-type="error">
            <text:p>#AD?</text:p>
          </table:table-cell>
          <table:table-cell table:number-columns-repeated="16382"/>
        </table:table-row>
        <table:table-row table:style-name="ro1">
          <table:table-cell office:value-type="string" calcext:value-type="string">
            <text:p>حميد</text:p>
          </table:table-cell>
          <table:table-cell table:formula="of:=VALUE(abjad([.A27];1;1))" office:value-type="string" office:string-value="" calcext:value-type="error">
            <text:p>#AD?</text:p>
          </table:table-cell>
          <table:table-cell table:number-columns-repeated="16382"/>
        </table:table-row>
        <table:table-row table:style-name="ro1">
          <table:table-cell office:value-type="string" calcext:value-type="string">
            <text:p>باطن</text:p>
          </table:table-cell>
          <table:table-cell table:formula="of:=VALUE(abjad([.A28];1;1))" office:value-type="string" office:string-value="" calcext:value-type="error">
            <text:p>#AD?</text:p>
          </table:table-cell>
          <table:table-cell table:number-columns-repeated="16382"/>
        </table:table-row>
        <table:table-row table:style-name="ro1">
          <table:table-cell office:value-type="string" calcext:value-type="string">
            <text:p>ديان</text:p>
          </table:table-cell>
          <table:table-cell table:formula="of:=VALUE(abjad([.A29];1;1))" office:value-type="string" office:string-value="" calcext:value-type="error">
            <text:p>#AD?</text:p>
          </table:table-cell>
          <table:table-cell table:number-columns-repeated="16382"/>
        </table:table-row>
        <table:table-row table:style-name="ro1">
          <table:table-cell office:value-type="string" calcext:value-type="string">
            <text:p>الله</text:p>
          </table:table-cell>
          <table:table-cell table:formula="of:=VALUE(abjad([.A30];1;1))" office:value-type="string" office:string-value="" calcext:value-type="error">
            <text:p>#AD?</text:p>
          </table:table-cell>
          <table:table-cell table:number-columns-repeated="16382"/>
        </table:table-row>
        <table:table-row table:style-name="ro1">
          <table:table-cell office:value-type="string" calcext:value-type="string">
            <text:p>وكيل</text:p>
          </table:table-cell>
          <table:table-cell table:formula="of:=VALUE(abjad([.A31];1;1))" office:value-type="string" office:string-value="" calcext:value-type="error">
            <text:p>#AD?</text:p>
          </table:table-cell>
          <table:table-cell table:number-columns-repeated="16382"/>
        </table:table-row>
        <table:table-row table:style-name="ro1">
          <table:table-cell office:value-type="string" calcext:value-type="string">
            <text:p>محيط</text:p>
          </table:table-cell>
          <table:table-cell table:formula="of:=VALUE(abjad([.A32];1;1))" office:value-type="string" office:string-value="" calcext:value-type="error">
            <text:p>#AD?</text:p>
          </table:table-cell>
          <table:table-cell table:number-columns-repeated="16382"/>
        </table:table-row>
        <table:table-row table:style-name="ro1">
          <table:table-cell office:value-type="string" calcext:value-type="string">
            <text:p>حكم</text:p>
          </table:table-cell>
          <table:table-cell table:formula="of:=VALUE(abjad([.A33];1;1))" office:value-type="string" office:string-value="" calcext:value-type="error">
            <text:p>#AD?</text:p>
          </table:table-cell>
          <table:table-cell table:number-columns-repeated="16382"/>
        </table:table-row>
        <table:table-row table:style-name="ro1">
          <table:table-cell office:value-type="string" calcext:value-type="string">
            <text:p>محيي</text:p>
          </table:table-cell>
          <table:table-cell table:formula="of:=VALUE(abjad([.A34];1;1))" office:value-type="string" office:string-value="" calcext:value-type="error">
            <text:p>#AD?</text:p>
          </table:table-cell>
          <table:table-cell table:number-columns-repeated="16382"/>
        </table:table-row>
        <table:table-row table:style-name="ro1">
          <table:table-cell office:value-type="string" calcext:value-type="string">
            <text:p>حاكم</text:p>
          </table:table-cell>
          <table:table-cell table:formula="of:=VALUE(abjad([.A35];1;1))" office:value-type="string" office:string-value="" calcext:value-type="error">
            <text:p>#AD?</text:p>
          </table:table-cell>
          <table:table-cell table:number-columns-repeated="16382"/>
        </table:table-row>
        <table:table-row table:style-name="ro1">
          <table:table-cell office:value-type="string" calcext:value-type="string">
            <text:p>أحكم</text:p>
          </table:table-cell>
          <table:table-cell table:formula="of:=VALUE(abjad([.A36];1;1))" office:value-type="string" office:string-value="" calcext:value-type="error">
            <text:p>#AD?</text:p>
          </table:table-cell>
          <table:table-cell table:number-columns-repeated="16382"/>
        </table:table-row>
        <table:table-row table:style-name="ro1">
          <table:table-cell office:value-type="string" calcext:value-type="string">
            <text:p>حاسب</text:p>
          </table:table-cell>
          <table:table-cell table:formula="of:=VALUE(abjad([.A37];1;1))" office:value-type="string" office:string-value="" calcext:value-type="error">
            <text:p>#AD?</text:p>
          </table:table-cell>
          <table:table-cell table:number-columns-repeated="16382"/>
        </table:table-row>
        <table:table-row table:style-name="ro1">
          <table:table-cell office:value-type="string" calcext:value-type="string">
            <text:p>باسط</text:p>
          </table:table-cell>
          <table:table-cell table:formula="of:=VALUE(abjad([.A38];1;1))" office:value-type="string" office:string-value="" calcext:value-type="error">
            <text:p>#AD?</text:p>
          </table:table-cell>
          <table:table-cell table:number-columns-repeated="16382"/>
        </table:table-row>
        <table:table-row table:style-name="ro1">
          <table:table-cell office:value-type="string" calcext:value-type="string">
            <text:p>جليل</text:p>
          </table:table-cell>
          <table:table-cell table:formula="of:=VALUE(abjad([.A39];1;1))" office:value-type="string" office:string-value="" calcext:value-type="error">
            <text:p>#AD?</text:p>
          </table:table-cell>
          <table:table-cell table:number-columns-repeated="16382"/>
        </table:table-row>
        <table:table-row table:style-name="ro1">
          <table:table-cell office:value-type="string" calcext:value-type="string">
            <text:p>سيد</text:p>
          </table:table-cell>
          <table:table-cell table:formula="of:=VALUE(abjad([.A40];1;1))" office:value-type="string" office:string-value="" calcext:value-type="error">
            <text:p>#AD?</text:p>
          </table:table-cell>
          <table:table-cell table:number-columns-repeated="16382"/>
        </table:table-row>
        <table:table-row table:style-name="ro1">
          <table:table-cell office:value-type="string" calcext:value-type="string">
            <text:p>سبوح</text:p>
          </table:table-cell>
          <table:table-cell table:formula="of:=VALUE(abjad([.A41];1;1))" office:value-type="string" office:string-value="" calcext:value-type="error">
            <text:p>#AD?</text:p>
          </table:table-cell>
          <table:table-cell table:number-columns-repeated="16382"/>
        </table:table-row>
        <table:table-row table:style-name="ro1">
          <table:table-cell office:value-type="string" calcext:value-type="string">
            <text:p>مولى</text:p>
          </table:table-cell>
          <table:table-cell table:formula="of:=VALUE(abjad([.A42];1;1))" office:value-type="string" office:string-value="" calcext:value-type="error">
            <text:p>#AD?</text:p>
          </table:table-cell>
          <table:table-cell table:number-columns-repeated="16382"/>
        </table:table-row>
        <table:table-row table:style-name="ro1">
          <table:table-cell office:value-type="string" calcext:value-type="string">
            <text:p>حكيم</text:p>
          </table:table-cell>
          <table:table-cell table:formula="of:=VALUE(abjad([.A43];1;1))" office:value-type="string" office:string-value="" calcext:value-type="error">
            <text:p>#AD?</text:p>
          </table:table-cell>
          <table:table-cell table:number-columns-repeated="16382"/>
        </table:table-row>
        <table:table-row table:style-name="ro1">
          <table:table-cell office:value-type="string" calcext:value-type="string">
            <text:p>أعز</text:p>
          </table:table-cell>
          <table:table-cell table:formula="of:=VALUE(abjad([.A44];1;1))" office:value-type="string" office:string-value="" calcext:value-type="error">
            <text:p>#AD?</text:p>
          </table:table-cell>
          <table:table-cell table:number-columns-repeated="16382"/>
        </table:table-row>
        <table:table-row table:style-name="ro1">
          <table:table-cell office:value-type="string" calcext:value-type="string">
            <text:p>حسيب</text:p>
          </table:table-cell>
          <table:table-cell table:formula="of:=VALUE(abjad([.A45];1;1))" office:value-type="string" office:string-value="" calcext:value-type="error">
            <text:p>#AD?</text:p>
          </table:table-cell>
          <table:table-cell table:number-columns-repeated="16382"/>
        </table:table-row>
        <table:table-row table:style-name="ro1">
          <table:table-cell office:value-type="string" calcext:value-type="string">
            <text:p>كائن</text:p>
          </table:table-cell>
          <table:table-cell table:formula="of:=VALUE(abjad([.A46];1;1))" office:value-type="string" office:string-value="" calcext:value-type="error">
            <text:p>#AD?</text:p>
          </table:table-cell>
          <table:table-cell table:number-columns-repeated="16382"/>
        </table:table-row>
        <table:table-row table:style-name="ro1">
          <table:table-cell office:value-type="string" calcext:value-type="string">
            <text:p>مُبلي</text:p>
          </table:table-cell>
          <table:table-cell table:formula="of:=VALUE(abjad([.A47];1;1))" office:value-type="string" office:string-value="" calcext:value-type="error">
            <text:p>#AD?</text:p>
          </table:table-cell>
          <table:table-cell table:number-columns-repeated="16382"/>
        </table:table-row>
        <table:table-row table:style-name="ro1">
          <table:table-cell office:value-type="string" calcext:value-type="string">
            <text:p>جميل</text:p>
          </table:table-cell>
          <table:table-cell table:formula="of:=VALUE(abjad([.A48];1;1))" office:value-type="string" office:string-value="" calcext:value-type="error">
            <text:p>#AD?</text:p>
          </table:table-cell>
          <table:table-cell table:number-columns-repeated="16382"/>
        </table:table-row>
        <table:table-row table:style-name="ro1">
          <table:table-cell office:value-type="string" calcext:value-type="string">
            <text:p>بديع</text:p>
          </table:table-cell>
          <table:table-cell table:formula="of:=VALUE(abjad([.A49];1;1))" office:value-type="string" office:string-value="" calcext:value-type="error">
            <text:p>#AD?</text:p>
          </table:table-cell>
          <table:table-cell table:number-columns-repeated="16382"/>
        </table:table-row>
        <table:table-row table:style-name="ro1">
          <table:table-cell office:value-type="string" calcext:value-type="string">
            <text:p>حليم</text:p>
          </table:table-cell>
          <table:table-cell table:formula="of:=VALUE(abjad([.A50];1;1))" office:value-type="string" office:string-value="" calcext:value-type="error">
            <text:p>#AD?</text:p>
          </table:table-cell>
          <table:table-cell table:number-columns-repeated="16382"/>
        </table:table-row>
        <table:table-row table:style-name="ro1">
          <table:table-cell office:value-type="string" calcext:value-type="string">
            <text:p>ملك</text:p>
          </table:table-cell>
          <table:table-cell table:formula="of:=VALUE(abjad([.A51];1;1))" office:value-type="string" office:string-value="" calcext:value-type="error">
            <text:p>#AD?</text:p>
          </table:table-cell>
          <table:table-cell table:number-columns-repeated="16382"/>
        </table:table-row>
        <table:table-row table:style-name="ro1">
          <table:table-cell office:value-type="string" calcext:value-type="string">
            <text:p>مالك</text:p>
          </table:table-cell>
          <table:table-cell table:formula="of:=VALUE(abjad([.A52];1;1))" office:value-type="string" office:string-value="" calcext:value-type="error">
            <text:p>#AD?</text:p>
          </table:table-cell>
          <table:table-cell table:number-columns-repeated="16382"/>
        </table:table-row>
        <table:table-row table:style-name="ro1">
          <table:table-cell office:value-type="string" calcext:value-type="string">
            <text:p>كامل</text:p>
          </table:table-cell>
          <table:table-cell table:formula="of:=VALUE(abjad([.A53];1;1))" office:value-type="string" office:string-value="" calcext:value-type="error">
            <text:p>#AD?</text:p>
          </table:table-cell>
          <table:table-cell table:number-columns-repeated="16382"/>
        </table:table-row>
        <table:table-row table:style-name="ro1">
          <table:table-cell office:value-type="string" calcext:value-type="string">
            <text:p>عزيز</text:p>
          </table:table-cell>
          <table:table-cell table:formula="of:=VALUE(abjad([.A54];1;1))" office:value-type="string" office:string-value="" calcext:value-type="error">
            <text:p>#AD?</text:p>
          </table:table-cell>
          <table:table-cell table:number-columns-repeated="16382"/>
        </table:table-row>
        <table:table-row table:style-name="ro1">
          <table:table-cell office:value-type="string" calcext:value-type="string">
            <text:p>وافي</text:p>
          </table:table-cell>
          <table:table-cell table:formula="of:=VALUE(abjad([.A55];1;1))" office:value-type="string" office:string-value="" calcext:value-type="error">
            <text:p>#AD?</text:p>
          </table:table-cell>
          <table:table-cell table:number-columns-repeated="16382"/>
        </table:table-row>
        <table:table-row table:style-name="ro1">
          <table:table-cell office:value-type="string" calcext:value-type="string">
            <text:p>حفي</text:p>
          </table:table-cell>
          <table:table-cell table:formula="of:=VALUE(abjad([.A56];1;1))" office:value-type="string" office:string-value="" calcext:value-type="error">
            <text:p>#AD?</text:p>
          </table:table-cell>
          <table:table-cell table:number-columns-repeated="16382"/>
        </table:table-row>
        <table:table-row table:style-name="ro1">
          <table:table-cell office:value-type="string" calcext:value-type="string">
            <text:p>مليك</text:p>
          </table:table-cell>
          <table:table-cell table:formula="of:=VALUE(abjad([.A57];1;1))" office:value-type="string" office:string-value="" calcext:value-type="error">
            <text:p>#AD?</text:p>
          </table:table-cell>
          <table:table-cell table:number-columns-repeated="16382"/>
        </table:table-row>
        <table:table-row table:style-name="ro1">
          <table:table-cell office:value-type="string" calcext:value-type="string">
            <text:p>صاحب</text:p>
          </table:table-cell>
          <table:table-cell table:formula="of:=VALUE(abjad([.A58];1;1))" office:value-type="string" office:string-value="" calcext:value-type="error">
            <text:p>#AD?</text:p>
          </table:table-cell>
          <table:table-cell table:number-columns-repeated="16382"/>
        </table:table-row>
        <table:table-row table:style-name="ro1">
          <table:table-cell office:value-type="string" calcext:value-type="string">
            <text:p>مبين</text:p>
          </table:table-cell>
          <table:table-cell table:formula="of:=VALUE(abjad([.A59];1;1))" office:value-type="string" office:string-value="" calcext:value-type="error">
            <text:p>#AD?</text:p>
          </table:table-cell>
          <table:table-cell table:number-columns-repeated="16382"/>
        </table:table-row>
        <table:table-row table:style-name="ro1">
          <table:table-cell office:value-type="string" calcext:value-type="string">
            <text:p>أعلى</text:p>
          </table:table-cell>
          <table:table-cell table:formula="of:=VALUE(abjad([.A60];1;1))" office:value-type="string" office:string-value="" calcext:value-type="error">
            <text:p>#AD?</text:p>
          </table:table-cell>
          <table:table-cell table:number-columns-repeated="16382"/>
        </table:table-row>
        <table:table-row table:style-name="ro1">
          <table:table-cell office:value-type="string" calcext:value-type="string">
            <text:p>عدل</text:p>
          </table:table-cell>
          <table:table-cell table:formula="of:=VALUE(abjad([.A61];1;1))" office:value-type="string" office:string-value="" calcext:value-type="error">
            <text:p>#AD?</text:p>
          </table:table-cell>
          <table:table-cell table:number-columns-repeated="16382"/>
        </table:table-row>
        <table:table-row table:style-name="ro1">
          <table:table-cell office:value-type="string" calcext:value-type="string">
            <text:p>حق</text:p>
          </table:table-cell>
          <table:table-cell table:formula="of:=VALUE(abjad([.A62];1;1))" office:value-type="string" office:string-value="" calcext:value-type="error">
            <text:p>#AD?</text:p>
          </table:table-cell>
          <table:table-cell table:number-columns-repeated="16382"/>
        </table:table-row>
        <table:table-row table:style-name="ro1">
          <table:table-cell office:value-type="string" calcext:value-type="string">
            <text:p>أقوى</text:p>
          </table:table-cell>
          <table:table-cell table:formula="of:=VALUE(abjad([.A63];1;1))" office:value-type="string" office:string-value="" calcext:value-type="error">
            <text:p>#AD?</text:p>
          </table:table-cell>
          <table:table-cell table:number-columns-repeated="16382"/>
        </table:table-row>
        <table:table-row table:style-name="ro1">
          <table:table-cell office:value-type="string" calcext:value-type="string">
            <text:p>حنان</text:p>
          </table:table-cell>
          <table:table-cell table:formula="of:=VALUE(abjad([.A64];1;1))" office:value-type="string" office:string-value="" calcext:value-type="error">
            <text:p>#AD?</text:p>
          </table:table-cell>
          <table:table-cell table:number-columns-repeated="16382"/>
        </table:table-row>
        <table:table-row table:style-name="ro1">
          <table:table-cell office:value-type="string" calcext:value-type="string">
            <text:p>علي</text:p>
          </table:table-cell>
          <table:table-cell table:formula="of:=VALUE(abjad([.A65];1;1))" office:value-type="string" office:string-value="" calcext:value-type="error">
            <text:p>#AD?</text:p>
          </table:table-cell>
          <table:table-cell table:number-columns-repeated="16382"/>
        </table:table-row>
        <table:table-row table:style-name="ro1">
          <table:table-cell office:value-type="string" calcext:value-type="string">
            <text:p>كافي</text:p>
          </table:table-cell>
          <table:table-cell table:formula="of:=VALUE(abjad([.A66];1;1))" office:value-type="string" office:string-value="" calcext:value-type="error">
            <text:p>#AD?</text:p>
          </table:table-cell>
          <table:table-cell table:number-columns-repeated="16382"/>
        </table:table-row>
        <table:table-row table:style-name="ro1">
          <table:table-cell office:value-type="string" calcext:value-type="string">
            <text:p>باقي</text:p>
          </table:table-cell>
          <table:table-cell table:formula="of:=VALUE(abjad([.A67];1;1))" office:value-type="string" office:string-value="" calcext:value-type="error">
            <text:p>#AD?</text:p>
          </table:table-cell>
          <table:table-cell table:number-columns-repeated="16382"/>
        </table:table-row>
        <table:table-row table:style-name="ro1">
          <table:table-cell office:value-type="string" calcext:value-type="string">
            <text:p>جامع</text:p>
          </table:table-cell>
          <table:table-cell table:formula="of:=VALUE(abjad([.A68];1;1))" office:value-type="string" office:string-value="" calcext:value-type="error">
            <text:p>#AD?</text:p>
          </table:table-cell>
          <table:table-cell table:number-columns-repeated="16382"/>
        </table:table-row>
        <table:table-row table:style-name="ro1">
          <table:table-cell office:value-type="string" calcext:value-type="string">
            <text:p>قوي</text:p>
          </table:table-cell>
          <table:table-cell table:formula="of:=VALUE(abjad([.A69];1;1))" office:value-type="string" office:string-value="" calcext:value-type="error">
            <text:p>#AD?</text:p>
          </table:table-cell>
          <table:table-cell table:number-columns-repeated="16382"/>
        </table:table-row>
        <table:table-row table:style-name="ro1">
          <table:table-cell office:value-type="string" calcext:value-type="string">
            <text:p>معز</text:p>
          </table:table-cell>
          <table:table-cell table:formula="of:=VALUE(abjad([.A70];1;1))" office:value-type="string" office:string-value="" calcext:value-type="error">
            <text:p>#AD?</text:p>
          </table:table-cell>
          <table:table-cell table:number-columns-repeated="16382"/>
        </table:table-row>
        <table:table-row table:style-name="ro1">
          <table:table-cell office:value-type="string" calcext:value-type="string">
            <text:p>واقي</text:p>
          </table:table-cell>
          <table:table-cell table:formula="of:=VALUE(abjad([.A71];1;1))" office:value-type="string" office:string-value="" calcext:value-type="error">
            <text:p>#AD?</text:p>
          </table:table-cell>
          <table:table-cell table:number-columns-repeated="16382"/>
        </table:table-row>
        <table:table-row table:style-name="ro1">
          <table:table-cell office:value-type="string" calcext:value-type="string">
            <text:p>معبود</text:p>
          </table:table-cell>
          <table:table-cell table:formula="of:=VALUE(abjad([.A72];1;1))" office:value-type="string" office:string-value="" calcext:value-type="error">
            <text:p>#AD?</text:p>
          </table:table-cell>
          <table:table-cell table:number-columns-repeated="16382"/>
        </table:table-row>
        <table:table-row table:style-name="ro1">
          <table:table-cell office:value-type="string" calcext:value-type="string">
            <text:p>معيد</text:p>
          </table:table-cell>
          <table:table-cell table:formula="of:=VALUE(abjad([.A73];1;1))" office:value-type="string" office:string-value="" calcext:value-type="error">
            <text:p>#AD?</text:p>
          </table:table-cell>
          <table:table-cell table:number-columns-repeated="16382"/>
        </table:table-row>
        <table:table-row table:style-name="ro1">
          <table:table-cell office:value-type="string" calcext:value-type="string">
            <text:p>مُنزل</text:p>
          </table:table-cell>
          <table:table-cell table:formula="of:=VALUE(abjad([.A74];1;1))" office:value-type="string" office:string-value="" calcext:value-type="error">
            <text:p>#AD?</text:p>
          </table:table-cell>
          <table:table-cell table:number-columns-repeated="16382"/>
        </table:table-row>
        <table:table-row table:style-name="ro1">
          <table:table-cell office:value-type="string" calcext:value-type="string">
            <text:p>لطيف</text:p>
          </table:table-cell>
          <table:table-cell table:formula="of:=VALUE(abjad([.A75];1;1))" office:value-type="string" office:string-value="" calcext:value-type="error">
            <text:p>#AD?</text:p>
          </table:table-cell>
          <table:table-cell table:number-columns-repeated="16382"/>
        </table:table-row>
        <table:table-row table:style-name="ro1">
          <table:table-cell office:value-type="string" calcext:value-type="string">
            <text:p>معطي</text:p>
          </table:table-cell>
          <table:table-cell table:formula="of:=VALUE(abjad([.A76];1;1))" office:value-type="string" office:string-value="" calcext:value-type="error">
            <text:p>#AD?</text:p>
          </table:table-cell>
          <table:table-cell table:number-columns-repeated="16382"/>
        </table:table-row>
        <table:table-row table:style-name="ro1">
          <table:table-cell office:value-type="string" calcext:value-type="string">
            <text:p>سلام</text:p>
          </table:table-cell>
          <table:table-cell table:formula="of:=VALUE(abjad([.A77];1;1))" office:value-type="string" office:string-value="" calcext:value-type="error">
            <text:p>#AD?</text:p>
          </table:table-cell>
          <table:table-cell table:number-columns-repeated="16382"/>
        </table:table-row>
        <table:table-row table:style-name="ro1">
          <table:table-cell office:value-type="string" calcext:value-type="string">
            <text:p>صمد</text:p>
          </table:table-cell>
          <table:table-cell table:formula="of:=VALUE(abjad([.A78];1;1))" office:value-type="string" office:string-value="" calcext:value-type="error">
            <text:p>#AD?</text:p>
          </table:table-cell>
          <table:table-cell table:number-columns-repeated="16382"/>
        </table:table-row>
        <table:table-row table:style-name="ro1">
          <table:table-cell office:value-type="string" calcext:value-type="string">
            <text:p>مؤمن</text:p>
          </table:table-cell>
          <table:table-cell table:formula="of:=VALUE(abjad([.A79];1;1))" office:value-type="string" office:string-value="" calcext:value-type="error">
            <text:p>#AD?</text:p>
          </table:table-cell>
          <table:table-cell table:number-columns-repeated="16382"/>
        </table:table-row>
        <table:table-row table:style-name="ro1">
          <table:table-cell office:value-type="string" calcext:value-type="string">
            <text:p>واسع</text:p>
          </table:table-cell>
          <table:table-cell table:formula="of:=VALUE(abjad([.A80];1;1))" office:value-type="string" office:string-value="" calcext:value-type="error">
            <text:p>#AD?</text:p>
          </table:table-cell>
          <table:table-cell table:number-columns-repeated="16382"/>
        </table:table-row>
        <table:table-row table:style-name="ro1">
          <table:table-cell office:value-type="string" calcext:value-type="string">
            <text:p>كفيل</text:p>
          </table:table-cell>
          <table:table-cell table:formula="of:=VALUE(abjad([.A81];1;1))" office:value-type="string" office:string-value="" calcext:value-type="error">
            <text:p>#AD?</text:p>
          </table:table-cell>
          <table:table-cell table:number-columns-repeated="16382"/>
        </table:table-row>
        <table:table-row table:style-name="ro1">
          <table:table-cell office:value-type="string" calcext:value-type="string">
            <text:p>عالم</text:p>
          </table:table-cell>
          <table:table-cell table:formula="of:=VALUE(abjad([.A82];1;1))" office:value-type="string" office:string-value="" calcext:value-type="error">
            <text:p>#AD?</text:p>
          </table:table-cell>
          <table:table-cell table:number-columns-repeated="16382"/>
        </table:table-row>
        <table:table-row table:style-name="ro1">
          <table:table-cell office:value-type="string" calcext:value-type="string">
            <text:p>علام</text:p>
          </table:table-cell>
          <table:table-cell table:formula="of:=VALUE(abjad([.A83];1;1))" office:value-type="string" office:string-value="" calcext:value-type="error">
            <text:p>#AD?</text:p>
          </table:table-cell>
          <table:table-cell table:number-columns-repeated="16382"/>
        </table:table-row>
        <table:table-row table:style-name="ro1">
          <table:table-cell office:value-type="string" calcext:value-type="string">
            <text:p>منان</text:p>
          </table:table-cell>
          <table:table-cell table:formula="of:=VALUE(abjad([.A84];1;1))" office:value-type="string" office:string-value="" calcext:value-type="error">
            <text:p>#AD?</text:p>
          </table:table-cell>
          <table:table-cell table:number-columns-repeated="16382"/>
        </table:table-row>
        <table:table-row table:style-name="ro1">
          <table:table-cell office:value-type="string" calcext:value-type="string">
            <text:p>أعلم</text:p>
          </table:table-cell>
          <table:table-cell table:formula="of:=VALUE(abjad([.A85];1;1))" office:value-type="string" office:string-value="" calcext:value-type="error">
            <text:p>#AD?</text:p>
          </table:table-cell>
          <table:table-cell table:number-columns-repeated="16382"/>
        </table:table-row>
        <table:table-row table:style-name="ro1">
          <table:table-cell office:value-type="string" calcext:value-type="string">
            <text:p>مهيمن</text:p>
          </table:table-cell>
          <table:table-cell table:formula="of:=VALUE(abjad([.A86];1;1))" office:value-type="string" office:string-value="" calcext:value-type="error">
            <text:p>#AD?</text:p>
          </table:table-cell>
          <table:table-cell table:number-columns-repeated="16382"/>
        </table:table-row>
        <table:table-row table:style-name="ro1">
          <table:table-cell office:value-type="string" calcext:value-type="string">
            <text:p>محصي</text:p>
          </table:table-cell>
          <table:table-cell table:formula="of:=VALUE(abjad([.A87];1;1))" office:value-type="string" office:string-value="" calcext:value-type="error">
            <text:p>#AD?</text:p>
          </table:table-cell>
          <table:table-cell table:number-columns-repeated="16382"/>
        </table:table-row>
        <table:table-row table:style-name="ro1">
          <table:table-cell office:value-type="string" calcext:value-type="string">
            <text:p>عليم</text:p>
          </table:table-cell>
          <table:table-cell table:formula="of:=VALUE(abjad([.A88];1;1))" office:value-type="string" office:string-value="" calcext:value-type="error">
            <text:p>#AD?</text:p>
          </table:table-cell>
          <table:table-cell table:number-columns-repeated="16382"/>
        </table:table-row>
        <table:table-row table:style-name="ro1">
          <table:table-cell office:value-type="string" calcext:value-type="string">
            <text:p>قيم</text:p>
          </table:table-cell>
          <table:table-cell table:formula="of:=VALUE(abjad([.A89];1;1))" office:value-type="string" office:string-value="" calcext:value-type="error">
            <text:p>#AD?</text:p>
          </table:table-cell>
          <table:table-cell table:number-columns-repeated="16382"/>
        </table:table-row>
        <table:table-row table:style-name="ro1">
          <table:table-cell office:value-type="string" calcext:value-type="string">
            <text:p>قيام</text:p>
          </table:table-cell>
          <table:table-cell table:formula="of:=VALUE(abjad([.A90];1;1))" office:value-type="string" office:string-value="" calcext:value-type="error">
            <text:p>#AD?</text:p>
          </table:table-cell>
          <table:table-cell table:number-columns-repeated="16382"/>
        </table:table-row>
        <table:table-row table:style-name="ro1">
          <table:table-cell office:value-type="string" calcext:value-type="string">
            <text:p>قائم</text:p>
          </table:table-cell>
          <table:table-cell table:formula="of:=VALUE(abjad([.A91];1;1))" office:value-type="string" office:string-value="" calcext:value-type="error">
            <text:p>#AD?</text:p>
          </table:table-cell>
          <table:table-cell table:number-columns-repeated="16382"/>
        </table:table-row>
        <table:table-row table:style-name="ro1">
          <table:table-cell office:value-type="string" calcext:value-type="string">
            <text:p>قديم</text:p>
          </table:table-cell>
          <table:table-cell table:formula="of:=VALUE(abjad([.A92];1;1))" office:value-type="string" office:string-value="" calcext:value-type="error">
            <text:p>#AD?</text:p>
          </table:table-cell>
          <table:table-cell table:number-columns-repeated="16382"/>
        </table:table-row>
        <table:table-row table:style-name="ro1">
          <table:table-cell office:value-type="string" calcext:value-type="string">
            <text:p>دافع</text:p>
          </table:table-cell>
          <table:table-cell table:formula="of:=VALUE(abjad([.A93];1;1))" office:value-type="string" office:string-value="" calcext:value-type="error">
            <text:p>#AD?</text:p>
          </table:table-cell>
          <table:table-cell table:number-columns-repeated="16382"/>
        </table:table-row>
        <table:table-row table:style-name="ro1">
          <table:table-cell office:value-type="string" calcext:value-type="string">
            <text:p>قيوم</text:p>
          </table:table-cell>
          <table:table-cell table:formula="of:=VALUE(abjad([.A94];1;1))" office:value-type="string" office:string-value="" calcext:value-type="error">
            <text:p>#AD?</text:p>
          </table:table-cell>
          <table:table-cell table:number-columns-repeated="16382"/>
        </table:table-row>
        <table:table-row table:style-name="ro1">
          <table:table-cell office:value-type="string" calcext:value-type="string">
            <text:p>عفو</text:p>
          </table:table-cell>
          <table:table-cell table:formula="of:=VALUE(abjad([.A95];1;1))" office:value-type="string" office:string-value="" calcext:value-type="error">
            <text:p>#AD?</text:p>
          </table:table-cell>
          <table:table-cell table:number-columns-repeated="16382"/>
        </table:table-row>
        <table:table-row table:style-name="ro1">
          <table:table-cell office:value-type="string" calcext:value-type="string">
            <text:p>محسن</text:p>
          </table:table-cell>
          <table:table-cell table:formula="of:=VALUE(abjad([.A96];1;1))" office:value-type="string" office:string-value="" calcext:value-type="error">
            <text:p>#AD?</text:p>
          </table:table-cell>
          <table:table-cell table:number-columns-repeated="16382"/>
        </table:table-row>
        <table:table-row table:style-name="ro1">
          <table:table-cell office:value-type="string" calcext:value-type="string">
            <text:p>مُطعم</text:p>
          </table:table-cell>
          <table:table-cell table:formula="of:=VALUE(abjad([.A97];1;1))" office:value-type="string" office:string-value="" calcext:value-type="error">
            <text:p>#AD?</text:p>
          </table:table-cell>
          <table:table-cell table:number-columns-repeated="16382"/>
        </table:table-row>
        <table:table-row table:style-name="ro1">
          <table:table-cell office:value-type="string" calcext:value-type="string">
            <text:p>محسان</text:p>
          </table:table-cell>
          <table:table-cell table:formula="of:=VALUE(abjad([.A98];1;1))" office:value-type="string" office:string-value="" calcext:value-type="error">
            <text:p>#AD?</text:p>
          </table:table-cell>
          <table:table-cell table:number-columns-repeated="16382"/>
        </table:table-row>
        <table:table-row table:style-name="ro1">
          <table:table-cell office:value-type="string" calcext:value-type="string">
            <text:p>مانع</text:p>
          </table:table-cell>
          <table:table-cell table:formula="of:=VALUE(abjad([.A99];1;1))" office:value-type="string" office:string-value="" calcext:value-type="error">
            <text:p>#AD?</text:p>
          </table:table-cell>
          <table:table-cell table:number-columns-repeated="16382"/>
        </table:table-row>
        <table:table-row table:style-name="ro1">
          <table:table-cell office:value-type="string" calcext:value-type="string">
            <text:p>قدّوس</text:p>
          </table:table-cell>
          <table:table-cell table:formula="of:=VALUE(abjad([.A100];1;1))" office:value-type="string" office:string-value="" calcext:value-type="error">
            <text:p>#AD?</text:p>
          </table:table-cell>
          <table:table-cell table:number-columns-repeated="16382"/>
        </table:table-row>
        <table:table-row table:style-name="ro1">
          <table:table-cell office:value-type="string" calcext:value-type="string">
            <text:p>معين</text:p>
          </table:table-cell>
          <table:table-cell table:formula="of:=VALUE(abjad([.A101];1;1))" office:value-type="string" office:string-value="" calcext:value-type="error">
            <text:p>#AD?</text:p>
          </table:table-cell>
          <table:table-cell table:number-columns-repeated="16382"/>
        </table:table-row>
        <table:table-row table:style-name="ro1">
          <table:table-cell office:value-type="string" calcext:value-type="string">
            <text:p>سامع</text:p>
          </table:table-cell>
          <table:table-cell table:formula="of:=VALUE(abjad([.A102];1;1))" office:value-type="string" office:string-value="" calcext:value-type="error">
            <text:p>#AD?</text:p>
          </table:table-cell>
          <table:table-cell table:number-columns-repeated="16382"/>
        </table:table-row>
        <table:table-row table:style-name="ro1">
          <table:table-cell office:value-type="string" calcext:value-type="string">
            <text:p>موسع</text:p>
          </table:table-cell>
          <table:table-cell table:formula="of:=VALUE(abjad([.A103];1;1))" office:value-type="string" office:string-value="" calcext:value-type="error">
            <text:p>#AD?</text:p>
          </table:table-cell>
          <table:table-cell table:number-columns-repeated="16382"/>
        </table:table-row>
        <table:table-row table:style-name="ro1">
          <table:table-cell office:value-type="string" calcext:value-type="string">
            <text:p>سميع</text:p>
          </table:table-cell>
          <table:table-cell table:formula="of:=VALUE(abjad([.A104];1;1))" office:value-type="string" office:string-value="" calcext:value-type="error">
            <text:p>#AD?</text:p>
          </table:table-cell>
          <table:table-cell table:number-columns-repeated="16382"/>
        </table:table-row>
        <table:table-row table:style-name="ro1">
          <table:table-cell office:value-type="string" calcext:value-type="string">
            <text:p>فاعل</text:p>
          </table:table-cell>
          <table:table-cell table:formula="of:=VALUE(abjad([.A105];1;1))" office:value-type="string" office:string-value="" calcext:value-type="error">
            <text:p>#AD?</text:p>
          </table:table-cell>
          <table:table-cell table:number-columns-repeated="16382"/>
        </table:table-row>
        <table:table-row table:style-name="ro1">
          <table:table-cell office:value-type="string" calcext:value-type="string">
            <text:p>مقدم</text:p>
          </table:table-cell>
          <table:table-cell table:formula="of:=VALUE(abjad([.A106];1;1))" office:value-type="string" office:string-value="" calcext:value-type="error">
            <text:p>#AD?</text:p>
          </table:table-cell>
          <table:table-cell table:number-columns-repeated="16382"/>
        </table:table-row>
        <table:table-row table:style-name="ro1">
          <table:table-cell office:value-type="string" calcext:value-type="string">
            <text:p>صادق</text:p>
          </table:table-cell>
          <table:table-cell table:formula="of:=VALUE(abjad([.A107];1;1))" office:value-type="string" office:string-value="" calcext:value-type="error">
            <text:p>#AD?</text:p>
          </table:table-cell>
          <table:table-cell table:number-columns-repeated="16382"/>
        </table:table-row>
        <table:table-row table:style-name="ro1">
          <table:table-cell office:value-type="string" calcext:value-type="string">
            <text:p>منعم</text:p>
          </table:table-cell>
          <table:table-cell table:formula="of:=VALUE(abjad([.A108];1;1))" office:value-type="string" office:string-value="" calcext:value-type="error">
            <text:p>#AD?</text:p>
          </table:table-cell>
          <table:table-cell table:number-columns-repeated="16382"/>
        </table:table-row>
        <table:table-row table:style-name="ro1">
          <table:table-cell office:value-type="string" calcext:value-type="string">
            <text:p>نافع</text:p>
          </table:table-cell>
          <table:table-cell table:formula="of:=VALUE(abjad([.A109];1;1))" office:value-type="string" office:string-value="" calcext:value-type="error">
            <text:p>#AD?</text:p>
          </table:table-cell>
          <table:table-cell table:number-columns-repeated="16382"/>
        </table:table-row>
        <table:table-row table:style-name="ro1">
          <table:table-cell office:value-type="string" calcext:value-type="string">
            <text:p>معافي</text:p>
          </table:table-cell>
          <table:table-cell table:formula="of:=VALUE(abjad([.A110];1;1))" office:value-type="string" office:string-value="" calcext:value-type="error">
            <text:p>#AD?</text:p>
          </table:table-cell>
          <table:table-cell table:number-columns-repeated="16382"/>
        </table:table-row>
        <table:table-row table:style-name="ro1">
          <table:table-cell office:value-type="string" calcext:value-type="string">
            <text:p>بر</text:p>
          </table:table-cell>
          <table:table-cell table:formula="of:=VALUE(abjad([.A111];1;1))" office:value-type="string" office:string-value="" calcext:value-type="error">
            <text:p>#AD?</text:p>
          </table:table-cell>
          <table:table-cell table:number-columns-repeated="16382"/>
        </table:table-row>
        <table:table-row table:style-name="ro1">
          <table:table-cell office:value-type="string" calcext:value-type="string">
            <text:p>رب</text:p>
          </table:table-cell>
          <table:table-cell table:formula="of:=VALUE(abjad([.A112];1;1))" office:value-type="string" office:string-value="" calcext:value-type="error">
            <text:p>#AD?</text:p>
          </table:table-cell>
          <table:table-cell table:number-columns-repeated="16382"/>
        </table:table-row>
        <table:table-row table:style-name="ro1">
          <table:table-cell office:value-type="string" calcext:value-type="string">
            <text:p>بار</text:p>
          </table:table-cell>
          <table:table-cell table:formula="of:=VALUE(abjad([.A113];1;1))" office:value-type="string" office:string-value="" calcext:value-type="error">
            <text:p>#AD?</text:p>
          </table:table-cell>
          <table:table-cell table:number-columns-repeated="16382"/>
        </table:table-row>
        <table:table-row table:style-name="ro1">
          <table:table-cell office:value-type="string" calcext:value-type="string">
            <text:p>جبار</text:p>
          </table:table-cell>
          <table:table-cell table:formula="of:=VALUE(abjad([.A114];1;1))" office:value-type="string" office:string-value="" calcext:value-type="error">
            <text:p>#AD?</text:p>
          </table:table-cell>
          <table:table-cell table:number-columns-repeated="16382"/>
        </table:table-row>
        <table:table-row table:style-name="ro1">
          <table:table-cell office:value-type="string" calcext:value-type="string">
            <text:p>مقسط</text:p>
          </table:table-cell>
          <table:table-cell table:formula="of:=VALUE(abjad([.A115];1;1))" office:value-type="string" office:string-value="" calcext:value-type="error">
            <text:p>#AD?</text:p>
          </table:table-cell>
          <table:table-cell table:number-columns-repeated="16382"/>
        </table:table-row>
        <table:table-row table:style-name="ro1">
          <table:table-cell office:value-type="string" calcext:value-type="string">
            <text:p>دهر</text:p>
          </table:table-cell>
          <table:table-cell table:formula="of:=VALUE(abjad([.A116];1;1))" office:value-type="string" office:string-value="" calcext:value-type="error">
            <text:p>#AD?</text:p>
          </table:table-cell>
          <table:table-cell table:number-columns-repeated="16382"/>
        </table:table-row>
        <table:table-row table:style-name="ro1">
          <table:table-cell office:value-type="string" calcext:value-type="string">
            <text:p>صانع</text:p>
          </table:table-cell>
          <table:table-cell table:formula="of:=VALUE(abjad([.A117];1;1))" office:value-type="string" office:string-value="" calcext:value-type="error">
            <text:p>#AD?</text:p>
          </table:table-cell>
          <table:table-cell table:number-columns-repeated="16382"/>
        </table:table-row>
        <table:table-row table:style-name="ro1">
          <table:table-cell office:value-type="string" calcext:value-type="string">
            <text:p>مالك الملك</text:p>
          </table:table-cell>
          <table:table-cell table:formula="of:=VALUE(abjad([.A118];1;1))" office:value-type="string" office:string-value="" calcext:value-type="error">
            <text:p>#AD?</text:p>
          </table:table-cell>
          <table:table-cell table:number-columns-repeated="16382"/>
        </table:table-row>
        <table:table-row table:style-name="ro1">
          <table:table-cell office:value-type="string" calcext:value-type="string">
            <text:p>بارئ</text:p>
          </table:table-cell>
          <table:table-cell table:formula="of:=VALUE(abjad([.A119];1;1))" office:value-type="string" office:string-value="" calcext:value-type="error">
            <text:p>#AD?</text:p>
          </table:table-cell>
          <table:table-cell table:number-columns-repeated="16382"/>
        </table:table-row>
        <table:table-row table:style-name="ro1">
          <table:table-cell office:value-type="string" calcext:value-type="string">
            <text:p>طهر</text:p>
          </table:table-cell>
          <table:table-cell table:formula="of:=VALUE(abjad([.A120];1;1))" office:value-type="string" office:string-value="" calcext:value-type="error">
            <text:p>#AD?</text:p>
          </table:table-cell>
          <table:table-cell table:number-columns-repeated="16382"/>
        </table:table-row>
        <table:table-row table:style-name="ro1">
          <table:table-cell office:value-type="string" calcext:value-type="string">
            <text:p>أكبر</text:p>
          </table:table-cell>
          <table:table-cell table:formula="of:=VALUE(abjad([.A121];1;1))" office:value-type="string" office:string-value="" calcext:value-type="error">
            <text:p>#AD?</text:p>
          </table:table-cell>
          <table:table-cell table:number-columns-repeated="16382"/>
        </table:table-row>
        <table:table-row table:style-name="ro1">
          <table:table-cell office:value-type="string" calcext:value-type="string">
            <text:p>أحكم الحاكمين</text:p>
          </table:table-cell>
          <table:table-cell table:formula="of:=VALUE(abjad([.A122];1;1))" office:value-type="string" office:string-value="" calcext:value-type="error">
            <text:p>#AD?</text:p>
          </table:table-cell>
          <table:table-cell table:number-columns-repeated="16382"/>
        </table:table-row>
        <table:table-row table:style-name="ro1">
          <table:table-cell office:value-type="string" calcext:value-type="string">
            <text:p>كبير</text:p>
          </table:table-cell>
          <table:table-cell table:formula="of:=VALUE(abjad([.A123];1;1))" office:value-type="string" office:string-value="" calcext:value-type="error">
            <text:p>#AD?</text:p>
          </table:table-cell>
          <table:table-cell table:number-columns-repeated="16382"/>
        </table:table-row>
        <table:table-row table:style-name="ro1">
          <table:table-cell office:value-type="string" calcext:value-type="string">
            <text:p>نعم الماهد</text:p>
          </table:table-cell>
          <table:table-cell table:formula="of:=VALUE(abjad([.A124];1;1))" office:value-type="string" office:string-value="" calcext:value-type="error">
            <text:p>#AD?</text:p>
          </table:table-cell>
          <table:table-cell table:number-columns-repeated="16382"/>
        </table:table-row>
        <table:table-row table:style-name="ro1">
          <table:table-cell office:value-type="string" calcext:value-type="string">
            <text:p>مدبر</text:p>
          </table:table-cell>
          <table:table-cell table:formula="of:=VALUE(abjad([.A125];1;1))" office:value-type="string" office:string-value="" calcext:value-type="error">
            <text:p>#AD?</text:p>
          </table:table-cell>
          <table:table-cell table:number-columns-repeated="16382"/>
        </table:table-row>
        <table:table-row table:style-name="ro1">
          <table:table-cell office:value-type="string" calcext:value-type="string">
            <text:p>مريد</text:p>
          </table:table-cell>
          <table:table-cell table:formula="of:=VALUE(abjad([.A126];1;1))" office:value-type="string" office:string-value="" calcext:value-type="error">
            <text:p>#AD?</text:p>
          </table:table-cell>
          <table:table-cell table:number-columns-repeated="16382"/>
        </table:table-row>
        <table:table-row table:style-name="ro1">
          <table:table-cell office:value-type="string" calcext:value-type="string">
            <text:p>نور</text:p>
          </table:table-cell>
          <table:table-cell table:formula="of:=VALUE(abjad([.A127];1;1))" office:value-type="string" office:string-value="" calcext:value-type="error">
            <text:p>#AD?</text:p>
          </table:table-cell>
          <table:table-cell table:number-columns-repeated="16382"/>
        </table:table-row>
        <table:table-row table:style-name="ro1">
          <table:table-cell office:value-type="string" calcext:value-type="string">
            <text:p>رحيم</text:p>
          </table:table-cell>
          <table:table-cell table:formula="of:=VALUE(abjad([.A128];1;1))" office:value-type="string" office:string-value="" calcext:value-type="error">
            <text:p>#AD?</text:p>
          </table:table-cell>
          <table:table-cell table:number-columns-repeated="16382"/>
        </table:table-row>
        <table:table-row table:style-name="ro1">
          <table:table-cell office:value-type="string" calcext:value-type="string">
            <text:p>برهان</text:p>
          </table:table-cell>
          <table:table-cell table:formula="of:=VALUE(abjad([.A129];1;1))" office:value-type="string" office:string-value="" calcext:value-type="error">
            <text:p>#AD?</text:p>
          </table:table-cell>
          <table:table-cell table:number-columns-repeated="16382"/>
        </table:table-row>
        <table:table-row table:style-name="ro1">
          <table:table-cell office:value-type="string" calcext:value-type="string">
            <text:p>أكرم</text:p>
          </table:table-cell>
          <table:table-cell table:formula="of:=VALUE(abjad([.A130];1;1))" office:value-type="string" office:string-value="" calcext:value-type="error">
            <text:p>#AD?</text:p>
          </table:table-cell>
          <table:table-cell table:number-columns-repeated="16382"/>
        </table:table-row>
        <table:table-row table:style-name="ro1">
          <table:table-cell office:value-type="string" calcext:value-type="string">
            <text:p>نعم المولى</text:p>
          </table:table-cell>
          <table:table-cell table:formula="of:=VALUE(abjad([.A131];1;1))" office:value-type="string" office:string-value="" calcext:value-type="error">
            <text:p>#AD?</text:p>
          </table:table-cell>
          <table:table-cell table:number-columns-repeated="16382"/>
        </table:table-row>
        <table:table-row table:style-name="ro1">
          <table:table-cell office:value-type="string" calcext:value-type="string">
            <text:p>كريم</text:p>
          </table:table-cell>
          <table:table-cell table:formula="of:=VALUE(abjad([.A132];1;1))" office:value-type="string" office:string-value="" calcext:value-type="error">
            <text:p>#AD?</text:p>
          </table:table-cell>
          <table:table-cell table:number-columns-repeated="16382"/>
        </table:table-row>
        <table:table-row table:style-name="ro1">
          <table:table-cell office:value-type="string" calcext:value-type="string">
            <text:p>ولي المؤمنين</text:p>
          </table:table-cell>
          <table:table-cell table:formula="of:=VALUE(abjad([.A133];1;1))" office:value-type="string" office:string-value="" calcext:value-type="error">
            <text:p>#AD?</text:p>
          </table:table-cell>
          <table:table-cell table:number-columns-repeated="16382"/>
        </table:table-row>
        <table:table-row table:style-name="ro1">
          <table:table-cell office:value-type="string" calcext:value-type="string">
            <text:p>مُبرم</text:p>
          </table:table-cell>
          <table:table-cell table:formula="of:=VALUE(abjad([.A134];1;1))" office:value-type="string" office:string-value="" calcext:value-type="error">
            <text:p>#AD?</text:p>
          </table:table-cell>
          <table:table-cell table:number-columns-repeated="16382"/>
        </table:table-row>
        <table:table-row table:style-name="ro1">
          <table:table-cell office:value-type="string" calcext:value-type="string">
            <text:p>فرد</text:p>
          </table:table-cell>
          <table:table-cell table:formula="of:=VALUE(abjad([.A135];1;1))" office:value-type="string" office:string-value="" calcext:value-type="error">
            <text:p>#AD?</text:p>
          </table:table-cell>
          <table:table-cell table:number-columns-repeated="16382"/>
        </table:table-row>
        <table:table-row table:style-name="ro1">
          <table:table-cell office:value-type="string" calcext:value-type="string">
            <text:p>فاطر</text:p>
          </table:table-cell>
          <table:table-cell table:formula="of:=VALUE(abjad([.A136];1;1))" office:value-type="string" office:string-value="" calcext:value-type="error">
            <text:p>#AD?</text:p>
          </table:table-cell>
          <table:table-cell table:number-columns-repeated="16382"/>
        </table:table-row>
        <table:table-row table:style-name="ro1">
          <table:table-cell office:value-type="string" calcext:value-type="string">
            <text:p>رؤوف</text:p>
          </table:table-cell>
          <table:table-cell table:formula="of:=VALUE(abjad([.A137];1;1))" office:value-type="string" office:string-value="" calcext:value-type="error">
            <text:p>#AD?</text:p>
          </table:table-cell>
          <table:table-cell table:number-columns-repeated="16382"/>
        </table:table-row>
        <table:table-row table:style-name="ro1">
          <table:table-cell office:value-type="string" calcext:value-type="string">
            <text:p>رحمن</text:p>
          </table:table-cell>
          <table:table-cell table:formula="of:=VALUE(abjad([.A138];1;1))" office:value-type="string" office:string-value="" calcext:value-type="error">
            <text:p>#AD?</text:p>
          </table:table-cell>
          <table:table-cell table:number-columns-repeated="16382"/>
        </table:table-row>
        <table:table-row table:style-name="ro1">
          <table:table-cell office:value-type="string" calcext:value-type="string">
            <text:p>صبور</text:p>
          </table:table-cell>
          <table:table-cell table:formula="of:=VALUE(abjad([.A139];1;1))" office:value-type="string" office:string-value="" calcext:value-type="error">
            <text:p>#AD?</text:p>
          </table:table-cell>
          <table:table-cell table:number-columns-repeated="16382"/>
        </table:table-row>
        <table:table-row table:style-name="ro1">
          <table:table-cell office:value-type="string" calcext:value-type="string">
            <text:p>منير</text:p>
          </table:table-cell>
          <table:table-cell table:formula="of:=VALUE(abjad([.A140];1;1))" office:value-type="string" office:string-value="" calcext:value-type="error">
            <text:p>#AD?</text:p>
          </table:table-cell>
          <table:table-cell table:number-columns-repeated="16382"/>
        </table:table-row>
        <table:table-row table:style-name="ro1">
          <table:table-cell office:value-type="string" calcext:value-type="string">
            <text:p>بصير</text:p>
          </table:table-cell>
          <table:table-cell table:formula="of:=VALUE(abjad([.A141];1;1))" office:value-type="string" office:string-value="" calcext:value-type="error">
            <text:p>#AD?</text:p>
          </table:table-cell>
          <table:table-cell table:number-columns-repeated="16382"/>
        </table:table-row>
        <table:table-row table:style-name="ro1">
          <table:table-cell office:value-type="string" calcext:value-type="string">
            <text:p>أقرب</text:p>
          </table:table-cell>
          <table:table-cell table:formula="of:=VALUE(abjad([.A142];1;1))" office:value-type="string" office:string-value="" calcext:value-type="error">
            <text:p>#AD?</text:p>
          </table:table-cell>
          <table:table-cell table:number-columns-repeated="16382"/>
        </table:table-row>
        <table:table-row table:style-name="ro1">
          <table:table-cell office:value-type="string" calcext:value-type="string">
            <text:p>قادر</text:p>
          </table:table-cell>
          <table:table-cell table:formula="of:=VALUE(abjad([.A143];1;1))" office:value-type="string" office:string-value="" calcext:value-type="error">
            <text:p>#AD?</text:p>
          </table:table-cell>
          <table:table-cell table:number-columns-repeated="16382"/>
        </table:table-row>
        <table:table-row table:style-name="ro1">
          <table:table-cell office:value-type="string" calcext:value-type="string">
            <text:p>قهّار</text:p>
          </table:table-cell>
          <table:table-cell table:formula="of:=VALUE(abjad([.A144];1;1))" office:value-type="string" office:string-value="" calcext:value-type="error">
            <text:p>#AD?</text:p>
          </table:table-cell>
          <table:table-cell table:number-columns-repeated="16382"/>
        </table:table-row>
        <table:table-row table:style-name="ro1">
          <table:table-cell office:value-type="string" calcext:value-type="string">
            <text:p>قاهر</text:p>
          </table:table-cell>
          <table:table-cell table:formula="of:=VALUE(abjad([.A145];1;1))" office:value-type="string" office:string-value="" calcext:value-type="error">
            <text:p>#AD?</text:p>
          </table:table-cell>
          <table:table-cell table:number-columns-repeated="16382"/>
        </table:table-row>
        <table:table-row table:style-name="ro1">
          <table:table-cell office:value-type="string" calcext:value-type="string">
            <text:p>رزاق</text:p>
          </table:table-cell>
          <table:table-cell table:formula="of:=VALUE(abjad([.A146];1;1))" office:value-type="string" office:string-value="" calcext:value-type="error">
            <text:p>#AD?</text:p>
          </table:table-cell>
          <table:table-cell table:number-columns-repeated="16382"/>
        </table:table-row>
        <table:table-row table:style-name="ro1">
          <table:table-cell office:value-type="string" calcext:value-type="string">
            <text:p>رازق</text:p>
          </table:table-cell>
          <table:table-cell table:formula="of:=VALUE(abjad([.A147];1;1))" office:value-type="string" office:string-value="" calcext:value-type="error">
            <text:p>#AD?</text:p>
          </table:table-cell>
          <table:table-cell table:number-columns-repeated="16382"/>
        </table:table-row>
        <table:table-row table:style-name="ro1">
          <table:table-cell office:value-type="string" calcext:value-type="string">
            <text:p>شاهد</text:p>
          </table:table-cell>
          <table:table-cell table:formula="of:=VALUE(abjad([.A148];1;1))" office:value-type="string" office:string-value="" calcext:value-type="error">
            <text:p>#AD?</text:p>
          </table:table-cell>
          <table:table-cell table:number-columns-repeated="16382"/>
        </table:table-row>
        <table:table-row table:style-name="ro1">
          <table:table-cell office:value-type="string" calcext:value-type="string">
            <text:p>رقيب</text:p>
          </table:table-cell>
          <table:table-cell table:formula="of:=VALUE(abjad([.A149];1;1))" office:value-type="string" office:string-value="" calcext:value-type="error">
            <text:p>#AD?</text:p>
          </table:table-cell>
          <table:table-cell table:number-columns-repeated="16382"/>
        </table:table-row>
        <table:table-row table:style-name="ro1">
          <table:table-cell office:value-type="string" calcext:value-type="string">
            <text:p>قريب</text:p>
          </table:table-cell>
          <table:table-cell table:formula="of:=VALUE(abjad([.A150];1;1))" office:value-type="string" office:string-value="" calcext:value-type="error">
            <text:p>#AD?</text:p>
          </table:table-cell>
          <table:table-cell table:number-columns-repeated="16382"/>
        </table:table-row>
        <table:table-row table:style-name="ro1">
          <table:table-cell office:value-type="string" calcext:value-type="string">
            <text:p>قدير</text:p>
          </table:table-cell>
          <table:table-cell table:formula="of:=VALUE(abjad([.A151];1;1))" office:value-type="string" office:string-value="" calcext:value-type="error">
            <text:p>#AD?</text:p>
          </table:table-cell>
          <table:table-cell table:number-columns-repeated="16382"/>
        </table:table-row>
        <table:table-row table:style-name="ro1">
          <table:table-cell office:value-type="string" calcext:value-type="string">
            <text:p>شديد</text:p>
          </table:table-cell>
          <table:table-cell table:formula="of:=VALUE(abjad([.A152];1;1))" office:value-type="string" office:string-value="" calcext:value-type="error">
            <text:p>#AD?</text:p>
          </table:table-cell>
          <table:table-cell table:number-columns-repeated="16382"/>
        </table:table-row>
        <table:table-row table:style-name="ro1">
          <table:table-cell office:value-type="string" calcext:value-type="string">
            <text:p>شهيد</text:p>
          </table:table-cell>
          <table:table-cell table:formula="of:=VALUE(abjad([.A153];1;1))" office:value-type="string" office:string-value="" calcext:value-type="error">
            <text:p>#AD?</text:p>
          </table:table-cell>
          <table:table-cell table:number-columns-repeated="16382"/>
        </table:table-row>
        <table:table-row table:style-name="ro1">
          <table:table-cell office:value-type="string" calcext:value-type="string">
            <text:p>مفرج</text:p>
          </table:table-cell>
          <table:table-cell table:formula="of:=VALUE(abjad([.A154];1;1))" office:value-type="string" office:string-value="" calcext:value-type="error">
            <text:p>#AD?</text:p>
          </table:table-cell>
          <table:table-cell table:number-columns-repeated="16382"/>
        </table:table-row>
        <table:table-row table:style-name="ro1">
          <table:table-cell office:value-type="string" calcext:value-type="string">
            <text:p>مرسِل</text:p>
          </table:table-cell>
          <table:table-cell table:formula="of:=VALUE(abjad([.A155];1;1))" office:value-type="string" office:string-value="" calcext:value-type="error">
            <text:p>#AD?</text:p>
          </table:table-cell>
          <table:table-cell table:number-columns-repeated="16382"/>
        </table:table-row>
        <table:table-row table:style-name="ro1">
          <table:table-cell office:value-type="string" calcext:value-type="string">
            <text:p>مصور</text:p>
          </table:table-cell>
          <table:table-cell table:formula="of:=VALUE(abjad([.A156];1;1))" office:value-type="string" office:string-value="" calcext:value-type="error">
            <text:p>#AD?</text:p>
          </table:table-cell>
          <table:table-cell table:number-columns-repeated="16382"/>
        </table:table-row>
        <table:table-row table:style-name="ro1">
          <table:table-cell office:value-type="string" calcext:value-type="string">
            <text:p>جاعل الليل سكناً</text:p>
          </table:table-cell>
          <table:table-cell table:formula="of:=VALUE(abjad([.A157];1;1))" office:value-type="string" office:string-value="" calcext:value-type="error">
            <text:p>#AD?</text:p>
          </table:table-cell>
          <table:table-cell table:number-columns-repeated="16382"/>
        </table:table-row>
        <table:table-row table:style-name="ro1">
          <table:table-cell office:value-type="string" calcext:value-type="string">
            <text:p>سريع</text:p>
          </table:table-cell>
          <table:table-cell table:formula="of:=VALUE(abjad([.A158];1;1))" office:value-type="string" office:string-value="" calcext:value-type="error">
            <text:p>#AD?</text:p>
          </table:table-cell>
          <table:table-cell table:number-columns-repeated="16382"/>
        </table:table-row>
        <table:table-row table:style-name="ro1">
          <table:table-cell office:value-type="string" calcext:value-type="string">
            <text:p>ناصر</text:p>
          </table:table-cell>
          <table:table-cell table:formula="of:=VALUE(abjad([.A159];1;1))" office:value-type="string" office:string-value="" calcext:value-type="error">
            <text:p>#AD?</text:p>
          </table:table-cell>
          <table:table-cell table:number-columns-repeated="16382"/>
        </table:table-row>
        <table:table-row table:style-name="ro1">
          <table:table-cell office:value-type="string" calcext:value-type="string">
            <text:p>مقلب القلوب</text:p>
          </table:table-cell>
          <table:table-cell table:formula="of:=VALUE(abjad([.A160];1;1))" office:value-type="string" office:string-value="" calcext:value-type="error">
            <text:p>#AD?</text:p>
          </table:table-cell>
          <table:table-cell table:number-columns-repeated="16382"/>
        </table:table-row>
        <table:table-row table:style-name="ro1">
          <table:table-cell office:value-type="string" calcext:value-type="string">
            <text:p>مقدر</text:p>
          </table:table-cell>
          <table:table-cell table:formula="of:=VALUE(abjad([.A161];1;1))" office:value-type="string" office:string-value="" calcext:value-type="error">
            <text:p>#AD?</text:p>
          </table:table-cell>
          <table:table-cell table:number-columns-repeated="16382"/>
        </table:table-row>
        <table:table-row table:style-name="ro1">
          <table:table-cell office:value-type="string" calcext:value-type="string">
            <text:p>فالق الإصباح</text:p>
          </table:table-cell>
          <table:table-cell table:formula="of:=VALUE(abjad([.A162];1;1))" office:value-type="string" office:string-value="" calcext:value-type="error">
            <text:p>#AD?</text:p>
          </table:table-cell>
          <table:table-cell table:number-columns-repeated="16382"/>
        </table:table-row>
        <table:table-row table:style-name="ro1">
          <table:table-cell office:value-type="string" calcext:value-type="string">
            <text:p>فالق الحب والنوى</text:p>
          </table:table-cell>
          <table:table-cell table:formula="of:=VALUE(abjad([.A163];1;1))" office:value-type="string" office:string-value="" calcext:value-type="error">
            <text:p>#AD?</text:p>
          </table:table-cell>
          <table:table-cell table:number-columns-repeated="16382"/>
        </table:table-row>
        <table:table-row table:style-name="ro1">
          <table:table-cell office:value-type="string" calcext:value-type="string">
            <text:p>نصير</text:p>
          </table:table-cell>
          <table:table-cell table:formula="of:=VALUE(abjad([.A164];1;1))" office:value-type="string" office:string-value="" calcext:value-type="error">
            <text:p>#AD?</text:p>
          </table:table-cell>
          <table:table-cell table:number-columns-repeated="16382"/>
        </table:table-row>
        <table:table-row table:style-name="ro1">
          <table:table-cell office:value-type="string" calcext:value-type="string">
            <text:p>رافع</text:p>
          </table:table-cell>
          <table:table-cell table:formula="of:=VALUE(abjad([.A165];1;1))" office:value-type="string" office:string-value="" calcext:value-type="error">
            <text:p>#AD?</text:p>
          </table:table-cell>
          <table:table-cell table:number-columns-repeated="16382"/>
        </table:table-row>
        <table:table-row table:style-name="ro1">
          <table:table-cell office:value-type="string" calcext:value-type="string">
            <text:p>رفيع</text:p>
          </table:table-cell>
          <table:table-cell table:formula="of:=VALUE(abjad([.A166];1;1))" office:value-type="string" office:string-value="" calcext:value-type="error">
            <text:p>#AD?</text:p>
          </table:table-cell>
          <table:table-cell table:number-columns-repeated="16382"/>
        </table:table-row>
        <table:table-row table:style-name="ro1">
          <table:table-cell office:value-type="string" calcext:value-type="string">
            <text:p>فارج الهم</text:p>
          </table:table-cell>
          <table:table-cell table:formula="of:=VALUE(abjad([.A167];1;1))" office:value-type="string" office:string-value="" calcext:value-type="error">
            <text:p>#AD?</text:p>
          </table:table-cell>
          <table:table-cell table:number-columns-repeated="16382"/>
        </table:table-row>
        <table:table-row table:style-name="ro1">
          <table:table-cell office:value-type="string" calcext:value-type="string">
            <text:p>مسعَّر</text:p>
          </table:table-cell>
          <table:table-cell table:formula="of:=VALUE(abjad([.A168];1;1))" office:value-type="string" office:string-value="" calcext:value-type="error">
            <text:p>#AD?</text:p>
          </table:table-cell>
          <table:table-cell table:number-columns-repeated="16382"/>
        </table:table-row>
        <table:table-row table:style-name="ro1">
          <table:table-cell office:value-type="string" calcext:value-type="string">
            <text:p>رفيق</text:p>
          </table:table-cell>
          <table:table-cell table:formula="of:=VALUE(abjad([.A169];1;1))" office:value-type="string" office:string-value="" calcext:value-type="error">
            <text:p>#AD?</text:p>
          </table:table-cell>
          <table:table-cell table:number-columns-repeated="16382"/>
        </table:table-row>
        <table:table-row table:style-name="ro1">
          <table:table-cell office:value-type="string" calcext:value-type="string">
            <text:p>شافي</text:p>
          </table:table-cell>
          <table:table-cell table:formula="of:=VALUE(abjad([.A170];1;1))" office:value-type="string" office:string-value="" calcext:value-type="error">
            <text:p>#AD?</text:p>
          </table:table-cell>
          <table:table-cell table:number-columns-repeated="16382"/>
        </table:table-row>
        <table:table-row table:style-name="ro1">
          <table:table-cell office:value-type="string" calcext:value-type="string">
            <text:p>كاشف</text:p>
          </table:table-cell>
          <table:table-cell table:formula="of:=VALUE(abjad([.A171];1;1))" office:value-type="string" office:string-value="" calcext:value-type="error">
            <text:p>#AD?</text:p>
          </table:table-cell>
          <table:table-cell table:number-columns-repeated="16382"/>
        </table:table-row>
        <table:table-row table:style-name="ro1">
          <table:table-cell office:value-type="string" calcext:value-type="string">
            <text:p>منشئ</text:p>
          </table:table-cell>
          <table:table-cell table:formula="of:=VALUE(abjad([.A172];1;1))" office:value-type="string" office:string-value="" calcext:value-type="error">
            <text:p>#AD?</text:p>
          </table:table-cell>
          <table:table-cell table:number-columns-repeated="16382"/>
        </table:table-row>
        <table:table-row table:style-name="ro1">
          <table:table-cell office:value-type="string" calcext:value-type="string">
            <text:p>تواب</text:p>
          </table:table-cell>
          <table:table-cell table:formula="of:=VALUE(abjad([.A173];1;1))" office:value-type="string" office:string-value="" calcext:value-type="error">
            <text:p>#AD?</text:p>
          </table:table-cell>
          <table:table-cell table:number-columns-repeated="16382"/>
        </table:table-row>
        <table:table-row table:style-name="ro1">
          <table:table-cell office:value-type="string" calcext:value-type="string">
            <text:p>كاتب</text:p>
          </table:table-cell>
          <table:table-cell table:formula="of:=VALUE(abjad([.A174];1;1))" office:value-type="string" office:string-value="" calcext:value-type="error">
            <text:p>#AD?</text:p>
          </table:table-cell>
          <table:table-cell table:number-columns-repeated="16382"/>
        </table:table-row>
        <table:table-row table:style-name="ro1">
          <table:table-cell office:value-type="string" calcext:value-type="string">
            <text:p>شديد المحال</text:p>
          </table:table-cell>
          <table:table-cell table:formula="of:=VALUE(abjad([.A175];1;1))" office:value-type="string" office:string-value="" calcext:value-type="error">
            <text:p>#AD?</text:p>
          </table:table-cell>
          <table:table-cell table:number-columns-repeated="16382"/>
        </table:table-row>
        <table:table-row table:style-name="ro1">
          <table:table-cell office:value-type="string" calcext:value-type="string">
            <text:p>تام</text:p>
          </table:table-cell>
          <table:table-cell table:formula="of:=VALUE(abjad([.A176];1;1))" office:value-type="string" office:string-value="" calcext:value-type="error">
            <text:p>#AD?</text:p>
          </table:table-cell>
          <table:table-cell table:number-columns-repeated="16382"/>
        </table:table-row>
        <table:table-row table:style-name="ro1">
          <table:table-cell office:value-type="string" calcext:value-type="string">
            <text:p>سريع الحساب</text:p>
          </table:table-cell>
          <table:table-cell table:formula="of:=VALUE(abjad([.A177];1;1))" office:value-type="string" office:string-value="" calcext:value-type="error">
            <text:p>#AD?</text:p>
          </table:table-cell>
          <table:table-cell table:number-columns-repeated="16382"/>
        </table:table-row>
        <table:table-row table:style-name="ro1">
          <table:table-cell office:value-type="string" calcext:value-type="string">
            <text:p>عدو الكافرين</text:p>
          </table:table-cell>
          <table:table-cell table:formula="of:=VALUE(abjad([.A178];1;1))" office:value-type="string" office:string-value="" calcext:value-type="error">
            <text:p>#AD?</text:p>
          </table:table-cell>
          <table:table-cell table:number-columns-repeated="16382"/>
        </table:table-row>
        <table:table-row table:style-name="ro1">
          <table:table-cell office:value-type="string" calcext:value-type="string">
            <text:p>فعال لما يريد</text:p>
          </table:table-cell>
          <table:table-cell table:formula="of:=VALUE(abjad([.A179];1;1))" office:value-type="string" office:string-value="" calcext:value-type="error">
            <text:p>#AD?</text:p>
          </table:table-cell>
          <table:table-cell table:number-columns-repeated="16382"/>
        </table:table-row>
        <table:table-row table:style-name="ro1">
          <table:table-cell office:value-type="string" calcext:value-type="string">
            <text:p>مبتلي</text:p>
          </table:table-cell>
          <table:table-cell table:formula="of:=VALUE(abjad([.A180];1;1))" office:value-type="string" office:string-value="" calcext:value-type="error">
            <text:p>#AD?</text:p>
          </table:table-cell>
          <table:table-cell table:number-columns-repeated="16382"/>
        </table:table-row>
        <table:table-row table:style-name="ro1">
          <table:table-cell office:value-type="string" calcext:value-type="string">
            <text:p>فتاح</text:p>
          </table:table-cell>
          <table:table-cell table:formula="of:=VALUE(abjad([.A181];1;1))" office:value-type="string" office:string-value="" calcext:value-type="error">
            <text:p>#AD?</text:p>
          </table:table-cell>
          <table:table-cell table:number-columns-repeated="16382"/>
        </table:table-row>
        <table:table-row table:style-name="ro1">
          <table:table-cell office:value-type="string" calcext:value-type="string">
            <text:p>فاتح</text:p>
          </table:table-cell>
          <table:table-cell table:formula="of:=VALUE(abjad([.A182];1;1))" office:value-type="string" office:string-value="" calcext:value-type="error">
            <text:p>#AD?</text:p>
          </table:table-cell>
          <table:table-cell table:number-columns-repeated="16382"/>
        </table:table-row>
        <table:table-row table:style-name="ro1">
          <table:table-cell office:value-type="string" calcext:value-type="string">
            <text:p>مميت</text:p>
          </table:table-cell>
          <table:table-cell table:formula="of:=VALUE(abjad([.A183];1;1))" office:value-type="string" office:string-value="" calcext:value-type="error">
            <text:p>#AD?</text:p>
          </table:table-cell>
          <table:table-cell table:number-columns-repeated="16382"/>
        </table:table-row>
        <table:table-row table:style-name="ro1">
          <table:table-cell office:value-type="string" calcext:value-type="string">
            <text:p>أسرع الحاسبين</text:p>
          </table:table-cell>
          <table:table-cell table:formula="of:=VALUE(abjad([.A184];1;1))" office:value-type="string" office:string-value="" calcext:value-type="error">
            <text:p>#AD?</text:p>
          </table:table-cell>
          <table:table-cell table:number-columns-repeated="16382"/>
        </table:table-row>
        <table:table-row table:style-name="ro1">
          <table:table-cell office:value-type="string" calcext:value-type="string">
            <text:p>نعم القادر</text:p>
          </table:table-cell>
          <table:table-cell table:formula="of:=VALUE(abjad([.A185];1;1))" office:value-type="string" office:string-value="" calcext:value-type="error">
            <text:p>#AD?</text:p>
          </table:table-cell>
          <table:table-cell table:number-columns-repeated="16382"/>
        </table:table-row>
        <table:table-row table:style-name="ro1">
          <table:table-cell office:value-type="string" calcext:value-type="string">
            <text:p>نعم القاهر</text:p>
          </table:table-cell>
          <table:table-cell table:formula="of:=VALUE(abjad([.A186];1;1))" office:value-type="string" office:string-value="" calcext:value-type="error">
            <text:p>#AD?</text:p>
          </table:table-cell>
          <table:table-cell table:number-columns-repeated="16382"/>
        </table:table-row>
        <table:table-row table:style-name="ro1">
          <table:table-cell office:value-type="string" calcext:value-type="string">
            <text:p>متين</text:p>
          </table:table-cell>
          <table:table-cell table:formula="of:=VALUE(abjad([.A187];1;1))" office:value-type="string" office:string-value="" calcext:value-type="error">
            <text:p>#AD?</text:p>
          </table:table-cell>
          <table:table-cell table:number-columns-repeated="16382"/>
        </table:table-row>
        <table:table-row table:style-name="ro1">
          <table:table-cell office:value-type="string" calcext:value-type="string">
            <text:p>راشد</text:p>
          </table:table-cell>
          <table:table-cell table:formula="of:=VALUE(abjad([.A188];1;1))" office:value-type="string" office:string-value="" calcext:value-type="error">
            <text:p>#AD?</text:p>
          </table:table-cell>
          <table:table-cell table:number-columns-repeated="16382"/>
        </table:table-row>
        <table:table-row table:style-name="ro1">
          <table:table-cell office:value-type="string" calcext:value-type="string">
            <text:p>رشيد</text:p>
          </table:table-cell>
          <table:table-cell table:formula="of:=VALUE(abjad([.A189];1;1))" office:value-type="string" office:string-value="" calcext:value-type="error">
            <text:p>#AD?</text:p>
          </table:table-cell>
          <table:table-cell table:number-columns-repeated="16382"/>
        </table:table-row>
        <table:table-row table:style-name="ro1">
          <table:table-cell office:value-type="string" calcext:value-type="string">
            <text:p>شاكر</text:p>
          </table:table-cell>
          <table:table-cell table:formula="of:=VALUE(abjad([.A190];1;1))" office:value-type="string" office:string-value="" calcext:value-type="error">
            <text:p>#AD?</text:p>
          </table:table-cell>
          <table:table-cell table:number-columns-repeated="16382"/>
        </table:table-row>
        <table:table-row table:style-name="ro1">
          <table:table-cell office:value-type="string" calcext:value-type="string">
            <text:p>شكور</text:p>
          </table:table-cell>
          <table:table-cell table:formula="of:=VALUE(abjad([.A191];1;1))" office:value-type="string" office:string-value="" calcext:value-type="error">
            <text:p>#AD?</text:p>
          </table:table-cell>
          <table:table-cell table:number-columns-repeated="16382"/>
        </table:table-row>
        <table:table-row table:style-name="ro1">
          <table:table-cell office:value-type="string" calcext:value-type="string">
            <text:p>فاتن</text:p>
          </table:table-cell>
          <table:table-cell table:formula="of:=VALUE(abjad([.A192];1;1))" office:value-type="string" office:string-value="" calcext:value-type="error">
            <text:p>#AD?</text:p>
          </table:table-cell>
          <table:table-cell table:number-columns-repeated="16382"/>
        </table:table-row>
        <table:table-row table:style-name="ro1">
          <table:table-cell office:value-type="string" calcext:value-type="string">
            <text:p>ممتحن</text:p>
          </table:table-cell>
          <table:table-cell table:formula="of:=VALUE(abjad([.A193];1;1))" office:value-type="string" office:string-value="" calcext:value-type="error">
            <text:p>#AD?</text:p>
          </table:table-cell>
          <table:table-cell table:number-columns-repeated="16382"/>
        </table:table-row>
        <table:table-row table:style-name="ro1">
          <table:table-cell office:value-type="string" calcext:value-type="string">
            <text:p>متعالِ</text:p>
          </table:table-cell>
          <table:table-cell table:formula="of:=VALUE(abjad([.A194];1;1))" office:value-type="string" office:string-value="" calcext:value-type="error">
            <text:p>#AD?</text:p>
          </table:table-cell>
          <table:table-cell table:number-columns-repeated="16382"/>
        </table:table-row>
        <table:table-row table:style-name="ro1">
          <table:table-cell office:value-type="string" calcext:value-type="string">
            <text:p>مُقيت</text:p>
          </table:table-cell>
          <table:table-cell table:formula="of:=VALUE(abjad([.A195];1;1))" office:value-type="string" office:string-value="" calcext:value-type="error">
            <text:p>#AD?</text:p>
          </table:table-cell>
          <table:table-cell table:number-columns-repeated="16382"/>
        </table:table-row>
        <table:table-row table:style-name="ro1">
          <table:table-cell office:value-type="string" calcext:value-type="string">
            <text:p>قابل التوب</text:p>
          </table:table-cell>
          <table:table-cell table:formula="of:=VALUE(abjad([.A196];1;1))" office:value-type="string" office:string-value="" calcext:value-type="error">
            <text:p>#AD?</text:p>
          </table:table-cell>
          <table:table-cell table:number-columns-repeated="16382"/>
        </table:table-row>
        <table:table-row table:style-name="ro1">
          <table:table-cell office:value-type="string" calcext:value-type="string">
            <text:p>باعث</text:p>
          </table:table-cell>
          <table:table-cell table:formula="of:=VALUE(abjad([.A197];1;1))" office:value-type="string" office:string-value="" calcext:value-type="error">
            <text:p>#AD?</text:p>
          </table:table-cell>
          <table:table-cell table:number-columns-repeated="16382"/>
        </table:table-row>
        <table:table-row table:style-name="ro1">
          <table:table-cell office:value-type="string" calcext:value-type="string">
            <text:p>أهل التقوى</text:p>
          </table:table-cell>
          <table:table-cell table:formula="of:=VALUE(abjad([.A198];1;1))" office:value-type="string" office:string-value="" calcext:value-type="error">
            <text:p>#AD?</text:p>
          </table:table-cell>
          <table:table-cell table:number-columns-repeated="16382"/>
        </table:table-row>
        <table:table-row table:style-name="ro1">
          <table:table-cell office:value-type="string" calcext:value-type="string">
            <text:p>منزل الكتاب</text:p>
          </table:table-cell>
          <table:table-cell table:formula="of:=VALUE(abjad([.A199];1;1))" office:value-type="string" office:string-value="" calcext:value-type="error">
            <text:p>#AD?</text:p>
          </table:table-cell>
          <table:table-cell table:number-columns-repeated="16382"/>
        </table:table-row>
        <table:table-row table:style-name="ro1">
          <table:table-cell office:value-type="string" calcext:value-type="string">
            <text:p>أرحم الراحمين</text:p>
          </table:table-cell>
          <table:table-cell table:formula="of:=VALUE(abjad([.A200];1;1))" office:value-type="string" office:string-value="" calcext:value-type="error">
            <text:p>#AD?</text:p>
          </table:table-cell>
          <table:table-cell table:number-columns-repeated="16382"/>
        </table:table-row>
        <table:table-row table:style-name="ro1">
          <table:table-cell office:value-type="string" calcext:value-type="string">
            <text:p>وتر</text:p>
          </table:table-cell>
          <table:table-cell table:formula="of:=VALUE(abjad([.A201];1;1))" office:value-type="string" office:string-value="" calcext:value-type="error">
            <text:p>#AD?</text:p>
          </table:table-cell>
          <table:table-cell table:number-columns-repeated="16382"/>
        </table:table-row>
        <table:table-row table:style-name="ro1">
          <table:table-cell office:value-type="string" calcext:value-type="string">
            <text:p>مستمع</text:p>
          </table:table-cell>
          <table:table-cell table:formula="of:=VALUE(abjad([.A202];1;1))" office:value-type="string" office:string-value="" calcext:value-type="error">
            <text:p>#AD?</text:p>
          </table:table-cell>
          <table:table-cell table:number-columns-repeated="16382"/>
        </table:table-row>
        <table:table-row table:style-name="ro1">
          <table:table-cell office:value-type="string" calcext:value-type="string">
            <text:p>مستعان</text:p>
          </table:table-cell>
          <table:table-cell table:formula="of:=VALUE(abjad([.A203];1;1))" office:value-type="string" office:string-value="" calcext:value-type="error">
            <text:p>#AD?</text:p>
          </table:table-cell>
          <table:table-cell table:number-columns-repeated="16382"/>
        </table:table-row>
        <table:table-row table:style-name="ro1">
          <table:table-cell office:value-type="string" calcext:value-type="string">
            <text:p>منتقم</text:p>
          </table:table-cell>
          <table:table-cell table:formula="of:=VALUE(abjad([.A204];1;1))" office:value-type="string" office:string-value="" calcext:value-type="error">
            <text:p>#AD?</text:p>
          </table:table-cell>
          <table:table-cell table:number-columns-repeated="16382"/>
        </table:table-row>
        <table:table-row table:style-name="ro1">
          <table:table-cell office:value-type="string" calcext:value-type="string">
            <text:p>كاشف الكرب</text:p>
          </table:table-cell>
          <table:table-cell table:formula="of:=VALUE(abjad([.A205];1;1))" office:value-type="string" office:string-value="" calcext:value-type="error">
            <text:p>#AD?</text:p>
          </table:table-cell>
          <table:table-cell table:number-columns-repeated="16382"/>
        </table:table-row>
        <table:table-row table:style-name="ro1">
          <table:table-cell office:value-type="string" calcext:value-type="string">
            <text:p>ستار</text:p>
          </table:table-cell>
          <table:table-cell table:formula="of:=VALUE(abjad([.A206];1;1))" office:value-type="string" office:string-value="" calcext:value-type="error">
            <text:p>#AD?</text:p>
          </table:table-cell>
          <table:table-cell table:number-columns-repeated="16382"/>
        </table:table-row>
        <table:table-row table:style-name="ro1">
          <table:table-cell office:value-type="string" calcext:value-type="string">
            <text:p>متكبّر</text:p>
          </table:table-cell>
          <table:table-cell table:formula="of:=VALUE(abjad([.A207];1;1))" office:value-type="string" office:string-value="" calcext:value-type="error">
            <text:p>#AD?</text:p>
          </table:table-cell>
          <table:table-cell table:number-columns-repeated="16382"/>
        </table:table-row>
        <table:table-row table:style-name="ro1">
          <table:table-cell office:value-type="string" calcext:value-type="string">
            <text:p>سخط</text:p>
          </table:table-cell>
          <table:table-cell table:formula="of:=VALUE(abjad([.A208];1;1))" office:value-type="string" office:string-value="" calcext:value-type="error">
            <text:p>#AD?</text:p>
          </table:table-cell>
          <table:table-cell table:number-columns-repeated="16382"/>
        </table:table-row>
        <table:table-row table:style-name="ro1">
          <table:table-cell office:value-type="string" calcext:value-type="string">
            <text:p>وارث</text:p>
          </table:table-cell>
          <table:table-cell table:formula="of:=VALUE(abjad([.A209];1;1))" office:value-type="string" office:string-value="" calcext:value-type="error">
            <text:p>#AD?</text:p>
          </table:table-cell>
          <table:table-cell table:number-columns-repeated="16382"/>
        </table:table-row>
        <table:table-row table:style-name="ro1">
          <table:table-cell office:value-type="string" calcext:value-type="string">
            <text:p>خالق</text:p>
          </table:table-cell>
          <table:table-cell table:formula="of:=VALUE(abjad([.A210];1;1))" office:value-type="string" office:string-value="" calcext:value-type="error">
            <text:p>#AD?</text:p>
          </table:table-cell>
          <table:table-cell table:number-columns-repeated="16382"/>
        </table:table-row>
        <table:table-row table:style-name="ro1">
          <table:table-cell office:value-type="string" calcext:value-type="string">
            <text:p>خلاق</text:p>
          </table:table-cell>
          <table:table-cell table:formula="of:=VALUE(abjad([.A211];1;1))" office:value-type="string" office:string-value="" calcext:value-type="error">
            <text:p>#AD?</text:p>
          </table:table-cell>
          <table:table-cell table:number-columns-repeated="16382"/>
        </table:table-row>
        <table:table-row table:style-name="ro1">
          <table:table-cell office:value-type="string" calcext:value-type="string">
            <text:p>متم نوره</text:p>
          </table:table-cell>
          <table:table-cell table:formula="of:=VALUE(abjad([.A212];1;1))" office:value-type="string" office:string-value="" calcext:value-type="error">
            <text:p>#AD?</text:p>
          </table:table-cell>
          <table:table-cell table:number-columns-repeated="16382"/>
        </table:table-row>
        <table:table-row table:style-name="ro1">
          <table:table-cell office:value-type="string" calcext:value-type="string">
            <text:p>مقتدر</text:p>
          </table:table-cell>
          <table:table-cell table:formula="of:=VALUE(abjad([.A213];1;1))" office:value-type="string" office:string-value="" calcext:value-type="error">
            <text:p>#AD?</text:p>
          </table:table-cell>
          <table:table-cell table:number-columns-repeated="16382"/>
        </table:table-row>
        <table:table-row table:style-name="ro1">
          <table:table-cell office:value-type="string" calcext:value-type="string">
            <text:p>مذل</text:p>
          </table:table-cell>
          <table:table-cell table:formula="of:=VALUE(abjad([.A214];1;1))" office:value-type="string" office:string-value="" calcext:value-type="error">
            <text:p>#AD?</text:p>
          </table:table-cell>
          <table:table-cell table:number-columns-repeated="16382"/>
        </table:table-row>
        <table:table-row table:style-name="ro1">
          <table:table-cell office:value-type="string" calcext:value-type="string">
            <text:p>آخر</text:p>
          </table:table-cell>
          <table:table-cell table:formula="of:=VALUE(abjad([.A215];1;1))" office:value-type="string" office:string-value="" calcext:value-type="error">
            <text:p>#AD?</text:p>
          </table:table-cell>
          <table:table-cell table:number-columns-repeated="16382"/>
        </table:table-row>
        <table:table-row table:style-name="ro1">
          <table:table-cell office:value-type="string" calcext:value-type="string">
            <text:p>خبير</text:p>
          </table:table-cell>
          <table:table-cell table:formula="of:=VALUE(abjad([.A216];1;1))" office:value-type="string" office:string-value="" calcext:value-type="error">
            <text:p>#AD?</text:p>
          </table:table-cell>
          <table:table-cell table:number-columns-repeated="16382"/>
        </table:table-row>
        <table:table-row table:style-name="ro1">
          <table:table-cell office:value-type="string" calcext:value-type="string">
            <text:p>مؤخر</text:p>
          </table:table-cell>
          <table:table-cell table:formula="of:=VALUE(abjad([.A217];1;1))" office:value-type="string" office:string-value="" calcext:value-type="error">
            <text:p>#AD?</text:p>
          </table:table-cell>
          <table:table-cell table:number-columns-repeated="16382"/>
        </table:table-row>
        <table:table-row table:style-name="ro1">
          <table:table-cell office:value-type="string" calcext:value-type="string">
            <text:p>ذو القوة</text:p>
          </table:table-cell>
          <table:table-cell table:formula="of:=VALUE(abjad([.A218];1;1))" office:value-type="string" office:string-value="" calcext:value-type="error">
            <text:p>#AD?</text:p>
          </table:table-cell>
          <table:table-cell table:number-columns-repeated="16382"/>
        </table:table-row>
        <table:table-row table:style-name="ro1">
          <table:table-cell office:value-type="string" calcext:value-type="string">
            <text:p>قابض</text:p>
          </table:table-cell>
          <table:table-cell table:formula="of:=VALUE(abjad([.A219];1;1))" office:value-type="string" office:string-value="" calcext:value-type="error">
            <text:p>#AD?</text:p>
          </table:table-cell>
          <table:table-cell table:number-columns-repeated="16382"/>
        </table:table-row>
        <table:table-row table:style-name="ro1">
          <table:table-cell office:value-type="string" calcext:value-type="string">
            <text:p>قاضي</text:p>
          </table:table-cell>
          <table:table-cell table:formula="of:=VALUE(abjad([.A220];1;1))" office:value-type="string" office:string-value="" calcext:value-type="error">
            <text:p>#AD?</text:p>
          </table:table-cell>
          <table:table-cell table:number-columns-repeated="16382"/>
        </table:table-row>
        <table:table-row table:style-name="ro1">
          <table:table-cell office:value-type="string" calcext:value-type="string">
            <text:p>ذارئ</text:p>
          </table:table-cell>
          <table:table-cell table:formula="of:=VALUE(abjad([.A221];1;1))" office:value-type="string" office:string-value="" calcext:value-type="error">
            <text:p>#AD?</text:p>
          </table:table-cell>
          <table:table-cell table:number-columns-repeated="16382"/>
        </table:table-row>
        <table:table-row table:style-name="ro1">
          <table:table-cell office:value-type="string" calcext:value-type="string">
            <text:p>ذو الطول والإحسان</text:p>
          </table:table-cell>
          <table:table-cell table:formula="of:=VALUE(abjad([.A222];1;1))" office:value-type="string" office:string-value="" calcext:value-type="error">
            <text:p>#AD?</text:p>
          </table:table-cell>
          <table:table-cell table:number-columns-repeated="16382"/>
        </table:table-row>
        <table:table-row table:style-name="ro1">
          <table:table-cell office:value-type="string" calcext:value-type="string">
            <text:p>أحسن الخالقين</text:p>
          </table:table-cell>
          <table:table-cell table:formula="of:=VALUE(abjad([.A223];1;1))" office:value-type="string" office:string-value="" calcext:value-type="error">
            <text:p>#AD?</text:p>
          </table:table-cell>
          <table:table-cell table:number-columns-repeated="16382"/>
        </table:table-row>
        <table:table-row table:style-name="ro1">
          <table:table-cell office:value-type="string" calcext:value-type="string">
            <text:p>مفضل</text:p>
          </table:table-cell>
          <table:table-cell table:formula="of:=VALUE(abjad([.A224];1;1))" office:value-type="string" office:string-value="" calcext:value-type="error">
            <text:p>#AD?</text:p>
          </table:table-cell>
          <table:table-cell table:number-columns-repeated="16382"/>
        </table:table-row>
        <table:table-row table:style-name="ro1">
          <table:table-cell office:value-type="string" calcext:value-type="string">
            <text:p>نذير</text:p>
          </table:table-cell>
          <table:table-cell table:formula="of:=VALUE(abjad([.A225];1;1))" office:value-type="string" office:string-value="" calcext:value-type="error">
            <text:p>#AD?</text:p>
          </table:table-cell>
          <table:table-cell table:number-columns-repeated="16382"/>
        </table:table-row>
        <table:table-row table:style-name="ro1">
          <table:table-cell office:value-type="string" calcext:value-type="string">
            <text:p>مذكور</text:p>
          </table:table-cell>
          <table:table-cell table:formula="of:=VALUE(abjad([.A226];1;1))" office:value-type="string" office:string-value="" calcext:value-type="error">
            <text:p>#AD?</text:p>
          </table:table-cell>
          <table:table-cell table:number-columns-repeated="16382"/>
        </table:table-row>
        <table:table-row table:style-name="ro1">
          <table:table-cell office:value-type="string" calcext:value-type="string">
            <text:p>خير الحاكمين</text:p>
          </table:table-cell>
          <table:table-cell table:formula="of:=VALUE(abjad([.A227];1;1))" office:value-type="string" office:string-value="" calcext:value-type="error">
            <text:p>#AD?</text:p>
          </table:table-cell>
          <table:table-cell table:number-columns-repeated="16382"/>
        </table:table-row>
        <table:table-row table:style-name="ro1">
          <table:table-cell office:value-type="string" calcext:value-type="string">
            <text:p>حافظ</text:p>
          </table:table-cell>
          <table:table-cell table:formula="of:=VALUE(abjad([.A228];1;1))" office:value-type="string" office:string-value="" calcext:value-type="error">
            <text:p>#AD?</text:p>
          </table:table-cell>
          <table:table-cell table:number-columns-repeated="16382"/>
        </table:table-row>
        <table:table-row table:style-name="ro1">
          <table:table-cell office:value-type="string" calcext:value-type="string">
            <text:p>منذر</text:p>
          </table:table-cell>
          <table:table-cell table:formula="of:=VALUE(abjad([.A229];1;1))" office:value-type="string" office:string-value="" calcext:value-type="error">
            <text:p>#AD?</text:p>
          </table:table-cell>
          <table:table-cell table:number-columns-repeated="16382"/>
        </table:table-row>
        <table:table-row table:style-name="ro1">
          <table:table-cell office:value-type="string" calcext:value-type="string">
            <text:p>حفيظ</text:p>
          </table:table-cell>
          <table:table-cell table:formula="of:=VALUE(abjad([.A230];1;1))" office:value-type="string" office:string-value="" calcext:value-type="error">
            <text:p>#AD?</text:p>
          </table:table-cell>
          <table:table-cell table:number-columns-repeated="16382"/>
        </table:table-row>
        <table:table-row table:style-name="ro1">
          <table:table-cell office:value-type="string" calcext:value-type="string">
            <text:p>رفيع الدرجات</text:p>
          </table:table-cell>
          <table:table-cell table:formula="of:=VALUE(abjad([.A231];1;1))" office:value-type="string" office:string-value="" calcext:value-type="error">
            <text:p>#AD?</text:p>
          </table:table-cell>
          <table:table-cell table:number-columns-repeated="16382"/>
        </table:table-row>
        <table:table-row table:style-name="ro1">
          <table:table-cell office:value-type="string" calcext:value-type="string">
            <text:p>ضار</text:p>
          </table:table-cell>
          <table:table-cell table:formula="of:=VALUE(abjad([.A232];1;1))" office:value-type="string" office:string-value="" calcext:value-type="error">
            <text:p>#AD?</text:p>
          </table:table-cell>
          <table:table-cell table:number-columns-repeated="16382"/>
        </table:table-row>
        <table:table-row table:style-name="ro1">
          <table:table-cell office:value-type="string" calcext:value-type="string">
            <text:p>رضا</text:p>
          </table:table-cell>
          <table:table-cell table:formula="of:=VALUE(abjad([.A233];1;1))" office:value-type="string" office:string-value="" calcext:value-type="error">
            <text:p>#AD?</text:p>
          </table:table-cell>
          <table:table-cell table:number-columns-repeated="16382"/>
        </table:table-row>
        <table:table-row table:style-name="ro1">
          <table:table-cell office:value-type="string" calcext:value-type="string">
            <text:p>أعظم</text:p>
          </table:table-cell>
          <table:table-cell table:formula="of:=VALUE(abjad([.A234];1;1))" office:value-type="string" office:string-value="" calcext:value-type="error">
            <text:p>#AD?</text:p>
          </table:table-cell>
          <table:table-cell table:number-columns-repeated="16382"/>
        </table:table-row>
        <table:table-row table:style-name="ro1">
          <table:table-cell office:value-type="string" calcext:value-type="string">
            <text:p>عظيم</text:p>
          </table:table-cell>
          <table:table-cell table:formula="of:=VALUE(abjad([.A235];1;1))" office:value-type="string" office:string-value="" calcext:value-type="error">
            <text:p>#AD?</text:p>
          </table:table-cell>
          <table:table-cell table:number-columns-repeated="16382"/>
        </table:table-row>
        <table:table-row table:style-name="ro1">
          <table:table-cell office:value-type="string" calcext:value-type="string">
            <text:p>خير المنزلين</text:p>
          </table:table-cell>
          <table:table-cell table:formula="of:=VALUE(abjad([.A236];1;1))" office:value-type="string" office:string-value="" calcext:value-type="error">
            <text:p>#AD?</text:p>
          </table:table-cell>
          <table:table-cell table:number-columns-repeated="16382"/>
        </table:table-row>
        <table:table-row table:style-name="ro1">
          <table:table-cell office:value-type="string" calcext:value-type="string">
            <text:p>مخزي الكافرين</text:p>
          </table:table-cell>
          <table:table-cell table:formula="of:=VALUE(abjad([.A237];1;1))" office:value-type="string" office:string-value="" calcext:value-type="error">
            <text:p>#AD?</text:p>
          </table:table-cell>
          <table:table-cell table:number-columns-repeated="16382"/>
        </table:table-row>
        <table:table-row table:style-name="ro1">
          <table:table-cell office:value-type="string" calcext:value-type="string">
            <text:p>ذو المعارج</text:p>
          </table:table-cell>
          <table:table-cell table:formula="of:=VALUE(abjad([.A238];1;1))" office:value-type="string" office:string-value="" calcext:value-type="error">
            <text:p>#AD?</text:p>
          </table:table-cell>
          <table:table-cell table:number-columns-repeated="16382"/>
        </table:table-row>
        <table:table-row table:style-name="ro1">
          <table:table-cell office:value-type="string" calcext:value-type="string">
            <text:p>غني</text:p>
          </table:table-cell>
          <table:table-cell table:formula="of:=VALUE(abjad([.A239];1;1))" office:value-type="string" office:string-value="" calcext:value-type="error">
            <text:p>#AD?</text:p>
          </table:table-cell>
          <table:table-cell table:number-columns-repeated="16382"/>
        </table:table-row>
        <table:table-row table:style-name="ro1">
          <table:table-cell office:value-type="string" calcext:value-type="string">
            <text:p>مغني</text:p>
          </table:table-cell>
          <table:table-cell table:formula="of:=VALUE(abjad([.A240];1;1))" office:value-type="string" office:string-value="" calcext:value-type="error">
            <text:p>#AD?</text:p>
          </table:table-cell>
          <table:table-cell table:number-columns-repeated="16382"/>
        </table:table-row>
        <table:table-row table:style-name="ro1">
          <table:table-cell office:value-type="string" calcext:value-type="string">
            <text:p>ذو الجلال والإكرام</text:p>
          </table:table-cell>
          <table:table-cell table:formula="of:=VALUE(abjad([.A241];1;1))" office:value-type="string" office:string-value="" calcext:value-type="error">
            <text:p>#AD?</text:p>
          </table:table-cell>
          <table:table-cell table:number-columns-repeated="16382"/>
        </table:table-row>
        <table:table-row table:style-name="ro1">
          <table:table-cell office:value-type="string" calcext:value-type="string">
            <text:p>خير الفاصلين</text:p>
          </table:table-cell>
          <table:table-cell table:formula="of:=VALUE(abjad([.A242];1;1))" office:value-type="string" office:string-value="" calcext:value-type="error">
            <text:p>#AD?</text:p>
          </table:table-cell>
          <table:table-cell table:number-columns-repeated="16382"/>
        </table:table-row>
        <table:table-row table:style-name="ro1">
          <table:table-cell office:value-type="string" calcext:value-type="string">
            <text:p>ظاهر</text:p>
          </table:table-cell>
          <table:table-cell table:formula="of:=VALUE(abjad([.A243];1;1))" office:value-type="string" office:string-value="" calcext:value-type="error">
            <text:p>#AD?</text:p>
          </table:table-cell>
          <table:table-cell table:number-columns-repeated="16382"/>
        </table:table-row>
        <table:table-row table:style-name="ro1">
          <table:table-cell office:value-type="string" calcext:value-type="string">
            <text:p>خير الراحمين</text:p>
          </table:table-cell>
          <table:table-cell table:formula="of:=VALUE(abjad([.A244];1;1))" office:value-type="string" office:string-value="" calcext:value-type="error">
            <text:p>#AD?</text:p>
          </table:table-cell>
          <table:table-cell table:number-columns-repeated="16382"/>
        </table:table-row>
        <table:table-row table:style-name="ro1">
          <table:table-cell office:value-type="string" calcext:value-type="string">
            <text:p>خير الماكرين</text:p>
          </table:table-cell>
          <table:table-cell table:formula="of:=VALUE(abjad([.A245];1;1))" office:value-type="string" office:string-value="" calcext:value-type="error">
            <text:p>#AD?</text:p>
          </table:table-cell>
          <table:table-cell table:number-columns-repeated="16382"/>
        </table:table-row>
        <table:table-row table:style-name="ro1">
          <table:table-cell office:value-type="string" calcext:value-type="string">
            <text:p>ذو الرحمة الواسعة</text:p>
          </table:table-cell>
          <table:table-cell table:formula="of:=VALUE(abjad([.A246];1;1))" office:value-type="string" office:string-value="" calcext:value-type="error">
            <text:p>#AD?</text:p>
          </table:table-cell>
          <table:table-cell table:number-columns-repeated="16382"/>
        </table:table-row>
        <table:table-row table:style-name="ro1">
          <table:table-cell office:value-type="string" calcext:value-type="string">
            <text:p>علام الغيوب</text:p>
          </table:table-cell>
          <table:table-cell table:formula="of:=VALUE(abjad([.A247];1;1))" office:value-type="string" office:string-value="" calcext:value-type="error">
            <text:p>#AD?</text:p>
          </table:table-cell>
          <table:table-cell table:number-columns-repeated="16382"/>
        </table:table-row>
        <table:table-row table:style-name="ro1">
          <table:table-cell office:value-type="string" calcext:value-type="string">
            <text:p>خير الرازقين</text:p>
          </table:table-cell>
          <table:table-cell table:formula="of:=VALUE(abjad([.A248];1;1))" office:value-type="string" office:string-value="" calcext:value-type="error">
            <text:p>#AD?</text:p>
          </table:table-cell>
          <table:table-cell table:number-columns-repeated="16382"/>
        </table:table-row>
        <table:table-row table:style-name="ro1">
          <table:table-cell office:value-type="string" calcext:value-type="string">
            <text:p>غيور</text:p>
          </table:table-cell>
          <table:table-cell table:formula="of:=VALUE(abjad([.A249];1;1))" office:value-type="string" office:string-value="" calcext:value-type="error">
            <text:p>#AD?</text:p>
          </table:table-cell>
          <table:table-cell table:number-columns-repeated="16382"/>
        </table:table-row>
        <table:table-row table:style-name="ro1">
          <table:table-cell office:value-type="string" calcext:value-type="string">
            <text:p>خير الناصرين</text:p>
          </table:table-cell>
          <table:table-cell table:formula="of:=VALUE(abjad([.A250];1;1))" office:value-type="string" office:string-value="" calcext:value-type="error">
            <text:p>#AD?</text:p>
          </table:table-cell>
          <table:table-cell table:number-columns-repeated="16382"/>
        </table:table-row>
        <table:table-row table:style-name="ro1">
          <table:table-cell office:value-type="string" calcext:value-type="string">
            <text:p>غفار</text:p>
          </table:table-cell>
          <table:table-cell table:formula="of:=VALUE(abjad([.A251];1;1))" office:value-type="string" office:string-value="" calcext:value-type="error">
            <text:p>#AD?</text:p>
          </table:table-cell>
          <table:table-cell table:number-columns-repeated="16382"/>
        </table:table-row>
        <table:table-row table:style-name="ro1">
          <table:table-cell office:value-type="string" calcext:value-type="string">
            <text:p>غافر</text:p>
          </table:table-cell>
          <table:table-cell table:formula="of:=VALUE(abjad([.A252];1;1))" office:value-type="string" office:string-value="" calcext:value-type="error">
            <text:p>#AD?</text:p>
          </table:table-cell>
          <table:table-cell table:number-columns-repeated="16382"/>
        </table:table-row>
        <table:table-row table:style-name="ro1">
          <table:table-cell office:value-type="string" calcext:value-type="string">
            <text:p>غفور</text:p>
          </table:table-cell>
          <table:table-cell table:formula="of:=VALUE(abjad([.A253];1;1))" office:value-type="string" office:string-value="" calcext:value-type="error">
            <text:p>#AD?</text:p>
          </table:table-cell>
          <table:table-cell table:number-columns-repeated="16382"/>
        </table:table-row>
        <table:table-row table:style-name="ro1">
          <table:table-cell office:value-type="string" calcext:value-type="string">
            <text:p>البالغ أمره</text:p>
          </table:table-cell>
          <table:table-cell table:formula="of:=VALUE(abjad([.A254];1;1))" office:value-type="string" office:string-value="" calcext:value-type="error">
            <text:p>#AD?</text:p>
          </table:table-cell>
          <table:table-cell table:number-columns-repeated="16382"/>
        </table:table-row>
        <table:table-row table:style-name="ro1">
          <table:table-cell office:value-type="string" calcext:value-type="string">
            <text:p>ذو الإنتقام</text:p>
          </table:table-cell>
          <table:table-cell table:formula="of:=VALUE(abjad([.A255];1;1))" office:value-type="string" office:string-value="" calcext:value-type="error">
            <text:p>#AD?</text:p>
          </table:table-cell>
          <table:table-cell table:number-columns-repeated="16382"/>
        </table:table-row>
        <table:table-row table:style-name="ro1">
          <table:table-cell office:value-type="string" calcext:value-type="string">
            <text:p>غالب على أمره</text:p>
          </table:table-cell>
          <table:table-cell table:formula="of:=VALUE(abjad([.A256];1;1))" office:value-type="string" office:string-value="" calcext:value-type="error">
            <text:p>#AD?</text:p>
          </table:table-cell>
          <table:table-cell table:number-columns-repeated="16382"/>
        </table:table-row>
        <table:table-row table:style-name="ro1">
          <table:table-cell office:value-type="string" calcext:value-type="string">
            <text:p>خير الفاتحين</text:p>
          </table:table-cell>
          <table:table-cell table:formula="of:=VALUE(abjad([.A257];1;1))" office:value-type="string" office:string-value="" calcext:value-type="error">
            <text:p>#AD?</text:p>
          </table:table-cell>
          <table:table-cell table:number-columns-repeated="16382"/>
        </table:table-row>
        <table:table-row table:style-name="ro1">
          <table:table-cell office:value-type="string" calcext:value-type="string">
            <text:p>أهل المغفرة</text:p>
          </table:table-cell>
          <table:table-cell table:formula="of:=VALUE(abjad([.A258];1;1))" office:value-type="string" office:string-value="" calcext:value-type="error">
            <text:p>#AD?</text:p>
          </table:table-cell>
          <table:table-cell table:number-columns-repeated="16382"/>
        </table:table-row>
        <table:table-row table:style-name="ro1">
          <table:table-cell office:value-type="string" calcext:value-type="string">
            <text:p>ذو العرش المجيد</text:p>
          </table:table-cell>
          <table:table-cell table:formula="of:=VALUE(abjad([.A259];1;1))" office:value-type="string" office:string-value="" calcext:value-type="error">
            <text:p>#AD?</text:p>
          </table:table-cell>
          <table:table-cell table:number-columns-repeated="16382"/>
        </table:table-row>
        <table:table-row table:style-name="ro1">
          <table:table-cell office:value-type="string" calcext:value-type="string">
            <text:p>كاشف الضر</text:p>
          </table:table-cell>
          <table:table-cell table:formula="of:=VALUE(abjad([.A260];1;1))" office:value-type="string" office:string-value="" calcext:value-type="error">
            <text:p>#AD?</text:p>
          </table:table-cell>
          <table:table-cell table:number-columns-repeated="16382"/>
        </table:table-row>
        <table:table-row table:style-name="ro1">
          <table:table-cell office:value-type="string" calcext:value-type="string">
            <text:p>مخرج الحي من الميت</text:p>
          </table:table-cell>
          <table:table-cell table:formula="of:=VALUE(abjad([.A261];1;1))" office:value-type="string" office:string-value="" calcext:value-type="error">
            <text:p>#AD?</text:p>
          </table:table-cell>
          <table:table-cell table:number-columns-repeated="16382"/>
        </table:table-row>
        <table:table-row table:style-name="ro1">
          <table:table-cell office:value-type="string" calcext:value-type="string">
            <text:p>مخرج الميت من الحي</text:p>
          </table:table-cell>
          <table:table-cell table:formula="of:=VALUE(abjad([.A262];1;1))" office:value-type="string" office:string-value="" calcext:value-type="error">
            <text:p>#AD?</text:p>
          </table:table-cell>
          <table:table-cell table:number-columns-repeated="16382"/>
        </table:table-row>
        <table:table-row table:style-name="ro1">
          <table:table-cell office:value-type="string" calcext:value-type="string">
            <text:p>خافض</text:p>
          </table:table-cell>
          <table:table-cell table:formula="of:=VALUE(abjad([.A263];1;1))" office:value-type="string" office:string-value="" calcext:value-type="error">
            <text:p>#AD?</text:p>
          </table:table-cell>
          <table:table-cell table:number-columns-repeated="16382"/>
        </table:table-row>
        <table:table-row table:style-name="ro1">
          <table:table-cell office:value-type="string" calcext:value-type="string">
            <text:p>واسع المغفرة</text:p>
          </table:table-cell>
          <table:table-cell table:formula="of:=VALUE(abjad([.A264];1;1))" office:value-type="string" office:string-value="" calcext:value-type="error">
            <text:p>#AD?</text:p>
          </table:table-cell>
          <table:table-cell table:number-columns-repeated="16382"/>
        </table:table-row>
        <table:table-row table:style-name="ro1">
          <table:table-cell office:value-type="string" calcext:value-type="string">
            <text:p>غياث</text:p>
          </table:table-cell>
          <table:table-cell table:formula="of:=VALUE(abjad([.A265];1;1))" office:value-type="string" office:string-value="" calcext:value-type="error">
            <text:p>#AD?</text:p>
          </table:table-cell>
          <table:table-cell table:number-columns-repeated="16382"/>
        </table:table-row>
        <table:table-row table:style-name="ro1">
          <table:table-cell office:value-type="string" calcext:value-type="string">
            <text:p>خير المنتقمين</text:p>
          </table:table-cell>
          <table:table-cell table:formula="of:=VALUE(abjad([.A266];1;1))" office:value-type="string" office:string-value="" calcext:value-type="error">
            <text:p>#AD?</text:p>
          </table:table-cell>
          <table:table-cell table:number-columns-repeated="16382"/>
        </table:table-row>
        <table:table-row table:style-name="ro1">
          <table:table-cell office:value-type="string" calcext:value-type="string">
            <text:p>عالم الغيب والشهادة</text:p>
          </table:table-cell>
          <table:table-cell table:formula="of:=VALUE(abjad([.A267];1;1))" office:value-type="string" office:string-value="" calcext:value-type="error">
            <text:p>#AD?</text:p>
          </table:table-cell>
          <table:table-cell table:number-columns-repeated="16382"/>
        </table:table-row>
        <table:table-row table:style-name="ro1">
          <table:table-cell office:value-type="string" calcext:value-type="string">
            <text:p>مغيث</text:p>
          </table:table-cell>
          <table:table-cell table:formula="of:=VALUE(abjad([.A268];1;1))" office:value-type="string" office:string-value="" calcext:value-type="error">
            <text:p>#AD?</text:p>
          </table:table-cell>
          <table:table-cell table:number-columns-repeated="16382"/>
        </table:table-row>
        <table:table-row table:style-name="ro1">
          <table:table-cell office:value-type="string" calcext:value-type="string">
            <text:p>خير الوارثين</text:p>
          </table:table-cell>
          <table:table-cell table:formula="of:=VALUE(abjad([.A269];1;1))" office:value-type="string" office:string-value="" calcext:value-type="error">
            <text:p>#AD?</text:p>
          </table:table-cell>
          <table:table-cell table:number-columns-repeated="16382"/>
        </table:table-row>
        <table:table-row table:style-name="ro1">
          <table:table-cell office:value-type="string" calcext:value-type="string">
            <text:p>نور السماوات والأرض</text:p>
          </table:table-cell>
          <table:table-cell table:formula="of:=VALUE(abjad([.A270];1;1))" office:value-type="string" office:string-value="" calcext:value-type="error">
            <text:p>#AD?</text:p>
          </table:table-cell>
          <table:table-cell table:number-columns-repeated="16382"/>
        </table:table-row>
        <table:table-row table:style-name="ro1">
          <table:table-cell office:value-type="string" calcext:value-type="string">
            <text:p>مبغض</text:p>
          </table:table-cell>
          <table:table-cell table:formula="of:=VALUE(abjad([.A271];1;1))" office:value-type="string" office:string-value="" calcext:value-type="error">
            <text:p>#AD?</text:p>
          </table:table-cell>
          <table:table-cell table:number-columns-repeated="16382"/>
        </table:table-row>
        <table:table-row table:style-name="ro1">
          <table:table-cell office:value-type="string" calcext:value-type="string">
            <text:p>فاطر السموات والأرض</text:p>
          </table:table-cell>
          <table:table-cell table:formula="of:=VALUE(abjad([.A272];1;1))" office:value-type="string" office:string-value="" calcext:value-type="error">
            <text:p>#AD?</text:p>
          </table:table-cell>
          <table:table-cell table:number-columns-repeated="16382"/>
        </table:table-row>
        <table:table-row table:style-name="ro1">
          <table:table-cell office:value-type="string" calcext:value-type="string">
            <text:p>ذو الجبروت والملكوت</text:p>
          </table:table-cell>
          <table:table-cell table:formula="of:=VALUE(abjad([.A273];1;1))" office:value-type="string" office:string-value="" calcext:value-type="error">
            <text:p>#AD?</text:p>
          </table:table-cell>
          <table:table-cell table:number-columns-repeated="16382"/>
        </table:table-row>
        <table:table-row table:style-name="ro1">
          <table:table-cell office:value-type="string" calcext:value-type="string">
            <text:p>خير الحافظين</text:p>
          </table:table-cell>
          <table:table-cell table:formula="of:=VALUE(abjad([.A274];1;1))" office:value-type="string" office:string-value="" calcext:value-type="error">
            <text:p>#AD?</text:p>
          </table:table-cell>
          <table:table-cell table:number-columns-repeated="16382"/>
        </table:table-row>
        <table:table-row table:style-name="ro1">
          <table:table-cell office:value-type="string" calcext:value-type="string">
            <text:p>غافر الذنب</text:p>
          </table:table-cell>
          <table:table-cell table:formula="of:=VALUE(abjad([.A275];1;1))" office:value-type="string" office:string-value="" calcext:value-type="error">
            <text:p>#AD?</text:p>
          </table:table-cell>
          <table:table-cell table:number-columns-repeated="16382"/>
        </table:table-row>
        <table:table-row table:style-name="ro1">
          <table:table-cell office:value-type="string" calcext:value-type="string">
            <text:p>خير الغافرين</text:p>
          </table:table-cell>
          <table:table-cell table:formula="of:=VALUE(abjad([.A276];1;1))" office:value-type="string" office:string-value="" calcext:value-type="error">
            <text:p>#AD?</text:p>
          </table:table-cell>
          <table:table-cell table:number-columns-repeated="16382"/>
        </table:table-row>
        <table:table-row table:style-name="ro1">
          <table:table-cell office:value-type="string" calcext:value-type="string">
            <text:p>ذو الفضل العظيم</text:p>
          </table:table-cell>
          <table:table-cell table:formula="of:=VALUE(abjad([.A277];1;1))" office:value-type="string" office:string-value="" calcext:value-type="error">
            <text:p>#AD?</text:p>
          </table:table-cell>
          <table:table-cell table:number-columns-repeated="16382"/>
        </table:table-row>
        <table:table-row table:style-name="ro1" table:number-rows-repeated="104829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3-04-08T01:48:18.725813127</dc:date>
    <meta:editing-duration>PT14H6M10S</meta:editing-duration>
    <meta:editing-cycles>46</meta:editing-cycles>
    <meta:generator>LibreOffice/7.5.2.2$Linux_X86_64 LibreOffice_project/5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Left(TensText, 1)) = 2 And Hundreds = 0 And Count &gt; 1 Then
                Result = PlaceTwos(Count) &amp; Result
            Else
				If CDbl(Left(TensText, 1)) = 1 And Count &gt; 1 Then
                    Result = PlaceOnes(Count) &amp; Result
                ElseIf CDbl(Left(TensText, 1)) = 1 Or CDbl(Left(TensText, 1)) = 2 Then
                    If Count = 1 And Hundreds = 0 And CDbl(Left(TensText, 2))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Left(TensText, 1)) = 2 And Hundreds = 0 And Count &gt; 1 Then
                Result = PlaceTwos(Count) &amp; Result
            Else
                If CDbl(Left(TensText, 1)) = 1 And Count &gt; 1 Then
                    Result = PlaceOnes(Count) &amp; Result
                ElseIf CDbl(Left(TensText, 1)) = 1 Or CDbl(Left(TensText, 1)) = 2 Then
                    If Count = 1 And Hundreds = 0 And CDbl(Left(TensText, 2))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